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98" calcext:value-type="float">
            <text:p>41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38" calcext:value-type="float">
            <text:p>42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57" calcext:value-type="float">
            <text:p>42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73" calcext:value-type="float">
            <text:p>427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86" calcext:value-type="float">
            <text:p>42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97" calcext:value-type="float">
            <text:p>42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98" calcext:value-type="float">
            <text:p>42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82" calcext:value-type="float">
            <text:p>43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92" calcext:value-type="float">
            <text:p>43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96" calcext:value-type="float">
            <text:p>43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28" calcext:value-type="float">
            <text:p>44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29" calcext:value-type="float">
            <text:p>44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37" calcext:value-type="float">
            <text:p>44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48" calcext:value-type="float">
            <text:p>44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49" calcext:value-type="float">
            <text:p>44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73" calcext:value-type="float">
            <text:p>44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97" calcext:value-type="float">
            <text:p>449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98" calcext:value-type="float">
            <text:p>44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06" calcext:value-type="float">
            <text:p>450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18" calcext:value-type="float">
            <text:p>45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27" calcext:value-type="float">
            <text:p>45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29" calcext:value-type="float">
            <text:p>45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33" calcext:value-type="float">
            <text:p>45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47" calcext:value-type="float">
            <text:p>45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53" calcext:value-type="float">
            <text:p>45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69" calcext:value-type="float">
            <text:p>45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72" calcext:value-type="float">
            <text:p>45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73" calcext:value-type="float">
            <text:p>457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76" calcext:value-type="float">
            <text:p>457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82" calcext:value-type="float">
            <text:p>458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86" calcext:value-type="float">
            <text:p>45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87" calcext:value-type="float">
            <text:p>45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94" calcext:value-type="float">
            <text:p>45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04" calcext:value-type="float">
            <text:p>46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05" calcext:value-type="float">
            <text:p>46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06" calcext:value-type="float">
            <text:p>46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19" calcext:value-type="float">
            <text:p>46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28" calcext:value-type="float">
            <text:p>46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31" calcext:value-type="float">
            <text:p>46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36" calcext:value-type="float">
            <text:p>46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38" calcext:value-type="float">
            <text:p>46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58" calcext:value-type="float">
            <text:p>46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59" calcext:value-type="float">
            <text:p>465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66" calcext:value-type="float">
            <text:p>466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67" calcext:value-type="float">
            <text:p>46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68" calcext:value-type="float">
            <text:p>466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69" calcext:value-type="float">
            <text:p>46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73" calcext:value-type="float">
            <text:p>467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74" calcext:value-type="float">
            <text:p>46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76" calcext:value-type="float">
            <text:p>46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77" calcext:value-type="float">
            <text:p>46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81" calcext:value-type="float">
            <text:p>46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86" calcext:value-type="float">
            <text:p>46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88" calcext:value-type="float">
            <text:p>46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89" calcext:value-type="float">
            <text:p>46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92" calcext:value-type="float">
            <text:p>46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95" calcext:value-type="float">
            <text:p>46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27" calcext:value-type="float">
            <text:p>47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28" calcext:value-type="float">
            <text:p>47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32" calcext:value-type="float">
            <text:p>47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33" calcext:value-type="float">
            <text:p>4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34" calcext:value-type="float">
            <text:p>47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37" calcext:value-type="float">
            <text:p>47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39" calcext:value-type="float">
            <text:p>47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44" calcext:value-type="float">
            <text:p>47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48" calcext:value-type="float">
            <text:p>47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49" calcext:value-type="float">
            <text:p>47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54" calcext:value-type="float">
            <text:p>475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55" calcext:value-type="float">
            <text:p>47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56" calcext:value-type="float">
            <text:p>47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58" calcext:value-type="float">
            <text:p>47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59" calcext:value-type="float">
            <text:p>47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61" calcext:value-type="float">
            <text:p>47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63" calcext:value-type="float">
            <text:p>476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64" calcext:value-type="float">
            <text:p>47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67" calcext:value-type="float">
            <text:p>476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68" calcext:value-type="float">
            <text:p>476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69" calcext:value-type="float">
            <text:p>47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72" calcext:value-type="float">
            <text:p>47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73" calcext:value-type="float">
            <text:p>47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74" calcext:value-type="float">
            <text:p>47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82" calcext:value-type="float">
            <text:p>47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83" calcext:value-type="float">
            <text:p>47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84" calcext:value-type="float">
            <text:p>478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85" calcext:value-type="float">
            <text:p>47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87" calcext:value-type="float">
            <text:p>478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89" calcext:value-type="float">
            <text:p>47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91" calcext:value-type="float">
            <text:p>47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92" calcext:value-type="float">
            <text:p>47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94" calcext:value-type="float">
            <text:p>47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95" calcext:value-type="float">
            <text:p>47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98" calcext:value-type="float">
            <text:p>47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09" calcext:value-type="float">
            <text:p>4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11" calcext:value-type="float">
            <text:p>48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19" calcext:value-type="float">
            <text:p>48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21" calcext:value-type="float">
            <text:p>48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824" calcext:value-type="float">
            <text:p>48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25" calcext:value-type="float">
            <text:p>48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26" calcext:value-type="float">
            <text:p>48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27" calcext:value-type="float">
            <text:p>48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28" calcext:value-type="float">
            <text:p>48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31" calcext:value-type="float">
            <text:p>48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36" calcext:value-type="float">
            <text:p>48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37" calcext:value-type="float">
            <text:p>48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39" calcext:value-type="float">
            <text:p>48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42" calcext:value-type="float">
            <text:p>48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43" calcext:value-type="float">
            <text:p>48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45" calcext:value-type="float">
            <text:p>48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46" calcext:value-type="float">
            <text:p>48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47" calcext:value-type="float">
            <text:p>48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48" calcext:value-type="float">
            <text:p>48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49" calcext:value-type="float">
            <text:p>48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58" calcext:value-type="float">
            <text:p>48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59" calcext:value-type="float">
            <text:p>48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66" calcext:value-type="float">
            <text:p>48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67" calcext:value-type="float">
            <text:p>48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68" calcext:value-type="float">
            <text:p>48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69" calcext:value-type="float">
            <text:p>486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72" calcext:value-type="float">
            <text:p>48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78" calcext:value-type="float">
            <text:p>487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879" calcext:value-type="float">
            <text:p>48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88" calcext:value-type="float">
            <text:p>488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91" calcext:value-type="float">
            <text:p>489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92" calcext:value-type="float">
            <text:p>48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93" calcext:value-type="float">
            <text:p>48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94" calcext:value-type="float">
            <text:p>489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95" calcext:value-type="float">
            <text:p>48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97" calcext:value-type="float">
            <text:p>48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98" calcext:value-type="float">
            <text:p>48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99" calcext:value-type="float">
            <text:p>48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03" calcext:value-type="float">
            <text:p>49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04" calcext:value-type="float">
            <text:p>49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05" calcext:value-type="float">
            <text:p>49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06" calcext:value-type="float">
            <text:p>49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07" calcext:value-type="float">
            <text:p>49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08" calcext:value-type="float">
            <text:p>49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14" calcext:value-type="float">
            <text:p>49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21" calcext:value-type="float">
            <text:p>49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4" calcext:value-type="float">
            <text:p>49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38" calcext:value-type="float">
            <text:p>49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939" calcext:value-type="float">
            <text:p>49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41" calcext:value-type="float">
            <text:p>49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45" calcext:value-type="float">
            <text:p>49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46" calcext:value-type="float">
            <text:p>49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47" calcext:value-type="float">
            <text:p>49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48" calcext:value-type="float">
            <text:p>49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53" calcext:value-type="float">
            <text:p>49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56" calcext:value-type="float">
            <text:p>49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58" calcext:value-type="float">
            <text:p>495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61" calcext:value-type="float">
            <text:p>496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63" calcext:value-type="float">
            <text:p>496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64" calcext:value-type="float">
            <text:p>49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67" calcext:value-type="float">
            <text:p>496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69" calcext:value-type="float">
            <text:p>496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71" calcext:value-type="float">
            <text:p>49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73" calcext:value-type="float">
            <text:p>497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74" calcext:value-type="float">
            <text:p>49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78" calcext:value-type="float">
            <text:p>497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79" calcext:value-type="float">
            <text:p>49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81" calcext:value-type="float">
            <text:p>49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83" calcext:value-type="float">
            <text:p>49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86" calcext:value-type="float">
            <text:p>49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88" calcext:value-type="float">
            <text:p>49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89" calcext:value-type="float">
            <text:p>498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91" calcext:value-type="float">
            <text:p>49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95" calcext:value-type="float">
            <text:p>49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98" calcext:value-type="float">
            <text:p>4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19" calcext:value-type="float">
            <text:p>50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33" calcext:value-type="float">
            <text:p>50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53" calcext:value-type="float">
            <text:p>50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54" calcext:value-type="float">
            <text:p>50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63" calcext:value-type="float">
            <text:p>50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64" calcext:value-type="float">
            <text:p>50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67" calcext:value-type="float">
            <text:p>50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68" calcext:value-type="float">
            <text:p>50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72" calcext:value-type="float">
            <text:p>50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74" calcext:value-type="float">
            <text:p>50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78" calcext:value-type="float">
            <text:p>50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79" calcext:value-type="float">
            <text:p>50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83" calcext:value-type="float">
            <text:p>50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84" calcext:value-type="float">
            <text:p>50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85" calcext:value-type="float">
            <text:p>508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86" calcext:value-type="float">
            <text:p>50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87" calcext:value-type="float">
            <text:p>508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88" calcext:value-type="float">
            <text:p>50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89" calcext:value-type="float">
            <text:p>508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91" calcext:value-type="float">
            <text:p>50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92" calcext:value-type="float">
            <text:p>50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93" calcext:value-type="float">
            <text:p>50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94" calcext:value-type="float">
            <text:p>50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95" calcext:value-type="float">
            <text:p>50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96" calcext:value-type="float">
            <text:p>50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97" calcext:value-type="float">
            <text:p>5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98" calcext:value-type="float">
            <text:p>509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99" calcext:value-type="float">
            <text:p>50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06" calcext:value-type="float">
            <text:p>51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07" calcext:value-type="float">
            <text:p>51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08" calcext:value-type="float">
            <text:p>51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109" calcext:value-type="float">
            <text:p>51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16" calcext:value-type="float">
            <text:p>51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17" calcext:value-type="float">
            <text:p>51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18" calcext:value-type="float">
            <text:p>51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19" calcext:value-type="float">
            <text:p>51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22" calcext:value-type="float">
            <text:p>51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26" calcext:value-type="float">
            <text:p>51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27" calcext:value-type="float">
            <text:p>51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28" calcext:value-type="float">
            <text:p>51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29" calcext:value-type="float">
            <text:p>51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37" calcext:value-type="float">
            <text:p>51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39" calcext:value-type="float">
            <text:p>51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44" calcext:value-type="float">
            <text:p>51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45" calcext:value-type="float">
            <text:p>51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47" calcext:value-type="float">
            <text:p>51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48" calcext:value-type="float">
            <text:p>51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49" calcext:value-type="float">
            <text:p>51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53" calcext:value-type="float">
            <text:p>51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56" calcext:value-type="float">
            <text:p>51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59" calcext:value-type="float">
            <text:p>51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76" calcext:value-type="float">
            <text:p>51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83" calcext:value-type="float">
            <text:p>51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85" calcext:value-type="float">
            <text:p>51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87" calcext:value-type="float">
            <text:p>51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89" calcext:value-type="float">
            <text:p>51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95" calcext:value-type="float">
            <text:p>519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97" calcext:value-type="float">
            <text:p>51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98" calcext:value-type="float">
            <text:p>51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02" calcext:value-type="float">
            <text:p>520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03" calcext:value-type="float">
            <text:p>52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04" calcext:value-type="float">
            <text:p>52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05" calcext:value-type="float">
            <text:p>52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06" calcext:value-type="float">
            <text:p>52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07" calcext:value-type="float">
            <text:p>520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08" calcext:value-type="float">
            <text:p>52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17" calcext:value-type="float">
            <text:p>52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18" calcext:value-type="float">
            <text:p>52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27" calcext:value-type="float">
            <text:p>52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28" calcext:value-type="float">
            <text:p>52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32" calcext:value-type="float">
            <text:p>52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34" calcext:value-type="float">
            <text:p>52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35" calcext:value-type="float">
            <text:p>52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37" calcext:value-type="float">
            <text:p>52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38" calcext:value-type="float">
            <text:p>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41" calcext:value-type="float">
            <text:p>52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46" calcext:value-type="float">
            <text:p>5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48" calcext:value-type="float">
            <text:p>52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52" calcext:value-type="float">
            <text:p>52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53" calcext:value-type="float">
            <text:p>52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54" calcext:value-type="float">
            <text:p>52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55" calcext:value-type="float">
            <text:p>52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57" calcext:value-type="float">
            <text:p>52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58" calcext:value-type="float">
            <text:p>52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59" calcext:value-type="float">
            <text:p>52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63" calcext:value-type="float">
            <text:p>52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65" calcext:value-type="float">
            <text:p>52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67" calcext:value-type="float">
            <text:p>52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68" calcext:value-type="float">
            <text:p>52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69" calcext:value-type="float">
            <text:p>52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72" calcext:value-type="float">
            <text:p>52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74" calcext:value-type="float">
            <text:p>52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78" calcext:value-type="float">
            <text:p>52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79" calcext:value-type="float">
            <text:p>52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81" calcext:value-type="float">
            <text:p>52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82" calcext:value-type="float">
            <text:p>52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83" calcext:value-type="float">
            <text:p>52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84" calcext:value-type="float">
            <text:p>52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85" calcext:value-type="float">
            <text:p>52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86" calcext:value-type="float">
            <text:p>52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87" calcext:value-type="float">
            <text:p>52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89" calcext:value-type="float">
            <text:p>52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92" calcext:value-type="float">
            <text:p>52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93" calcext:value-type="float">
            <text:p>52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94" calcext:value-type="float">
            <text:p>52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96" calcext:value-type="float">
            <text:p>52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97" calcext:value-type="float">
            <text:p>52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98" calcext:value-type="float">
            <text:p>52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99" calcext:value-type="float">
            <text:p>52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02" calcext:value-type="float">
            <text:p>53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05" calcext:value-type="float">
            <text:p>53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06" calcext:value-type="float">
            <text:p>53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07" calcext:value-type="float">
            <text:p>53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17" calcext:value-type="float">
            <text:p>53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19" calcext:value-type="float">
            <text:p>53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26" calcext:value-type="float">
            <text:p>53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27" calcext:value-type="float">
            <text:p>53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28" calcext:value-type="float">
            <text:p>53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29" calcext:value-type="float">
            <text:p>53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37" calcext:value-type="float">
            <text:p>53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38" calcext:value-type="float">
            <text:p>53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39" calcext:value-type="float">
            <text:p>53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42" calcext:value-type="float">
            <text:p>53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48" calcext:value-type="float">
            <text:p>53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49" calcext:value-type="float">
            <text:p>53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51" calcext:value-type="float">
            <text:p>53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55" calcext:value-type="float">
            <text:p>53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57" calcext:value-type="float">
            <text:p>53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58" calcext:value-type="float">
            <text:p>53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59" calcext:value-type="float">
            <text:p>535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61" calcext:value-type="float">
            <text:p>53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67" calcext:value-type="float">
            <text:p>53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68" calcext:value-type="float">
            <text:p>53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69" calcext:value-type="float">
            <text:p>53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71" calcext:value-type="float">
            <text:p>53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72" calcext:value-type="float">
            <text:p>53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73" calcext:value-type="float">
            <text:p>53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74" calcext:value-type="float">
            <text:p>53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77" calcext:value-type="float">
            <text:p>53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79" calcext:value-type="float">
            <text:p>53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81" calcext:value-type="float">
            <text:p>53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82" calcext:value-type="float">
            <text:p>53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84" calcext:value-type="float">
            <text:p>53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85" calcext:value-type="float">
            <text:p>53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86" calcext:value-type="float">
            <text:p>53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87" calcext:value-type="float">
            <text:p>53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88" calcext:value-type="float">
            <text:p>53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89" calcext:value-type="float">
            <text:p>53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91" calcext:value-type="float">
            <text:p>53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92" calcext:value-type="float">
            <text:p>53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94" calcext:value-type="float">
            <text:p>53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95" calcext:value-type="float">
            <text:p>53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02" calcext:value-type="float">
            <text:p>54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03" calcext:value-type="float">
            <text:p>54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05" calcext:value-type="float">
            <text:p>54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06" calcext:value-type="float">
            <text:p>54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07" calcext:value-type="float">
            <text:p>5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09" calcext:value-type="float">
            <text:p>54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11" calcext:value-type="float">
            <text:p>54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17" calcext:value-type="float">
            <text:p>54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27" calcext:value-type="float">
            <text:p>54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31" calcext:value-type="float">
            <text:p>54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33" calcext:value-type="float">
            <text:p>54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34" calcext:value-type="float">
            <text:p>54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36" calcext:value-type="float">
            <text:p>54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37" calcext:value-type="float">
            <text:p>54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38" calcext:value-type="float">
            <text:p>54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39" calcext:value-type="float">
            <text:p>54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42" calcext:value-type="float">
            <text:p>54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43" calcext:value-type="float">
            <text:p>54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44" calcext:value-type="float">
            <text:p>54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45" calcext:value-type="float">
            <text:p>54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46" calcext:value-type="float">
            <text:p>54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47" calcext:value-type="float">
            <text:p>54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48" calcext:value-type="float">
            <text:p>54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49" calcext:value-type="float">
            <text:p>544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56" calcext:value-type="float">
            <text:p>54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57" calcext:value-type="float">
            <text:p>54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58" calcext:value-type="float">
            <text:p>54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59" calcext:value-type="float">
            <text:p>54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61" calcext:value-type="float">
            <text:p>54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62" calcext:value-type="float">
            <text:p>54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63" calcext:value-type="float">
            <text:p>54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64" calcext:value-type="float">
            <text:p>54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67" calcext:value-type="float">
            <text:p>546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68" calcext:value-type="float">
            <text:p>54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69" calcext:value-type="float">
            <text:p>54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71" calcext:value-type="float">
            <text:p>54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72" calcext:value-type="float">
            <text:p>54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73" calcext:value-type="float">
            <text:p>54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74" calcext:value-type="float">
            <text:p>54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76" calcext:value-type="float">
            <text:p>54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77" calcext:value-type="float">
            <text:p>54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78" calcext:value-type="float">
            <text:p>54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79" calcext:value-type="float">
            <text:p>54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81" calcext:value-type="float">
            <text:p>5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82" calcext:value-type="float">
            <text:p>54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83" calcext:value-type="float">
            <text:p>54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84" calcext:value-type="float">
            <text:p>54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87" calcext:value-type="float">
            <text:p>54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88" calcext:value-type="float">
            <text:p>54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89" calcext:value-type="float">
            <text:p>54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91" calcext:value-type="float">
            <text:p>54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92" calcext:value-type="float">
            <text:p>5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93" calcext:value-type="float">
            <text:p>54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95" calcext:value-type="float">
            <text:p>54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97" calcext:value-type="float">
            <text:p>54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98" calcext:value-type="float">
            <text:p>54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02" calcext:value-type="float">
            <text:p>55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04" calcext:value-type="float">
            <text:p>55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06" calcext:value-type="float">
            <text:p>55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07" calcext:value-type="float">
            <text:p>55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09" calcext:value-type="float">
            <text:p>55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15" calcext:value-type="float">
            <text:p>55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17" calcext:value-type="float">
            <text:p>55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19" calcext:value-type="float">
            <text:p>55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22" calcext:value-type="float">
            <text:p>55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23" calcext:value-type="float">
            <text:p>55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26" calcext:value-type="float">
            <text:p>55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27" calcext:value-type="float">
            <text:p>55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28" calcext:value-type="float">
            <text:p>55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29" calcext:value-type="float">
            <text:p>55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32" calcext:value-type="float">
            <text:p>55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33" calcext:value-type="float">
            <text:p>55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35" calcext:value-type="float">
            <text:p>55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37" calcext:value-type="float">
            <text:p>55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38" calcext:value-type="float">
            <text:p>55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39" calcext:value-type="float">
            <text:p>55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42" calcext:value-type="float">
            <text:p>55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43" calcext:value-type="float">
            <text:p>55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46" calcext:value-type="float">
            <text:p>55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47" calcext:value-type="float">
            <text:p>5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49" calcext:value-type="float">
            <text:p>55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55" calcext:value-type="float">
            <text:p>55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56" calcext:value-type="float">
            <text:p>55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57" calcext:value-type="float">
            <text:p>55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58" calcext:value-type="float">
            <text:p>55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59" calcext:value-type="float">
            <text:p>55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63" calcext:value-type="float">
            <text:p>55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67" calcext:value-type="float">
            <text:p>55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69" calcext:value-type="float">
            <text:p>55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70" calcext:value-type="float">
            <text:p>55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71" calcext:value-type="float">
            <text:p>55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73" calcext:value-type="float">
            <text:p>55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74" calcext:value-type="float">
            <text:p>55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5" calcext:value-type="float">
            <text:p>55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76" calcext:value-type="float">
            <text:p>55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77" calcext:value-type="float">
            <text:p>55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78" calcext:value-type="float">
            <text:p>55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79" calcext:value-type="float">
            <text:p>55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2" calcext:value-type="float">
            <text:p>5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3" calcext:value-type="float">
            <text:p>55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4" calcext:value-type="float">
            <text:p>55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6" calcext:value-type="float">
            <text:p>55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87" calcext:value-type="float">
            <text:p>55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91" calcext:value-type="float">
            <text:p>55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4" calcext:value-type="float">
            <text:p>55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5" calcext:value-type="float">
            <text:p>55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96" calcext:value-type="float">
            <text:p>55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7" calcext:value-type="float">
            <text:p>55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98" calcext:value-type="float">
            <text:p>55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99" calcext:value-type="float">
            <text:p>55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02" calcext:value-type="float">
            <text:p>56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04" calcext:value-type="float">
            <text:p>56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06" calcext:value-type="float">
            <text:p>56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07" calcext:value-type="float">
            <text:p>56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08" calcext:value-type="float">
            <text:p>56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09" calcext:value-type="float">
            <text:p>56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17" calcext:value-type="float">
            <text:p>56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18" calcext:value-type="float">
            <text:p>56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22" calcext:value-type="float">
            <text:p>56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23" calcext:value-type="float">
            <text:p>56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27" calcext:value-type="float">
            <text:p>56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28" calcext:value-type="float">
            <text:p>56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29" calcext:value-type="float">
            <text:p>56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31" calcext:value-type="float">
            <text:p>56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8" calcext:value-type="float">
            <text:p>56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52" calcext:value-type="float">
            <text:p>56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55" calcext:value-type="float">
            <text:p>56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58" calcext:value-type="float">
            <text:p>5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59" calcext:value-type="float">
            <text:p>56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61" calcext:value-type="float">
            <text:p>56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62" calcext:value-type="float">
            <text:p>56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63" calcext:value-type="float">
            <text:p>56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65" calcext:value-type="float">
            <text:p>56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66" calcext:value-type="float">
            <text:p>5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68" calcext:value-type="float">
            <text:p>56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69" calcext:value-type="float">
            <text:p>56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72" calcext:value-type="float">
            <text:p>56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73" calcext:value-type="float">
            <text:p>567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74" calcext:value-type="float">
            <text:p>56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75" calcext:value-type="float">
            <text:p>56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76" calcext:value-type="float">
            <text:p>56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77" calcext:value-type="float">
            <text:p>56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79" calcext:value-type="float">
            <text:p>56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81" calcext:value-type="float">
            <text:p>56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83" calcext:value-type="float">
            <text:p>56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84" calcext:value-type="float">
            <text:p>56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86" calcext:value-type="float">
            <text:p>56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87" calcext:value-type="float">
            <text:p>56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89" calcext:value-type="float">
            <text:p>56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91" calcext:value-type="float">
            <text:p>56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92" calcext:value-type="float">
            <text:p>56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94" calcext:value-type="float">
            <text:p>56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95" calcext:value-type="float">
            <text:p>56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96" calcext:value-type="float">
            <text:p>56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98" calcext:value-type="float">
            <text:p>56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02" calcext:value-type="float">
            <text:p>57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03" calcext:value-type="float">
            <text:p>5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05" calcext:value-type="float">
            <text:p>57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06" calcext:value-type="float">
            <text:p>57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07" calcext:value-type="float">
            <text:p>57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08" calcext:value-type="float">
            <text:p>57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9" calcext:value-type="float">
            <text:p>57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11" calcext:value-type="float">
            <text:p>57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13" calcext:value-type="float">
            <text:p>57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15" calcext:value-type="float">
            <text:p>57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16" calcext:value-type="float">
            <text:p>57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18" calcext:value-type="float">
            <text:p>5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1" calcext:value-type="float">
            <text:p>57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22" calcext:value-type="float">
            <text:p>57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24" calcext:value-type="float">
            <text:p>57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26" calcext:value-type="float">
            <text:p>57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27" calcext:value-type="float">
            <text:p>57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28" calcext:value-type="float">
            <text:p>57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29" calcext:value-type="float">
            <text:p>5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31" calcext:value-type="float">
            <text:p>57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34" calcext:value-type="float">
            <text:p>57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35" calcext:value-type="float">
            <text:p>57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37" calcext:value-type="float">
            <text:p>57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38" calcext:value-type="float">
            <text:p>57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39" calcext:value-type="float">
            <text:p>57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41" calcext:value-type="float">
            <text:p>57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42" calcext:value-type="float">
            <text:p>57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43" calcext:value-type="float">
            <text:p>57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44" calcext:value-type="float">
            <text:p>57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45" calcext:value-type="float">
            <text:p>57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46" calcext:value-type="float">
            <text:p>57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47" calcext:value-type="float">
            <text:p>5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49" calcext:value-type="float">
            <text:p>57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51" calcext:value-type="float">
            <text:p>57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53" calcext:value-type="float">
            <text:p>57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54" calcext:value-type="float">
            <text:p>57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55" calcext:value-type="float">
            <text:p>57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57" calcext:value-type="float">
            <text:p>57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58" calcext:value-type="float">
            <text:p>5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61" calcext:value-type="float">
            <text:p>57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63" calcext:value-type="float">
            <text:p>57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64" calcext:value-type="float">
            <text:p>57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65" calcext:value-type="float">
            <text:p>57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66" calcext:value-type="float">
            <text:p>57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67" calcext:value-type="float">
            <text:p>57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68" calcext:value-type="float">
            <text:p>57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69" calcext:value-type="float">
            <text:p>57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71" calcext:value-type="float">
            <text:p>57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72" calcext:value-type="float">
            <text:p>57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73" calcext:value-type="float">
            <text:p>57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76" calcext:value-type="float">
            <text:p>57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77" calcext:value-type="float">
            <text:p>57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8" calcext:value-type="float">
            <text:p>57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79" calcext:value-type="float">
            <text:p>57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81" calcext:value-type="float">
            <text:p>57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82" calcext:value-type="float">
            <text:p>57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83" calcext:value-type="float">
            <text:p>57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84" calcext:value-type="float">
            <text:p>57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85" calcext:value-type="float">
            <text:p>57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86" calcext:value-type="float">
            <text:p>57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88" calcext:value-type="float">
            <text:p>57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89" calcext:value-type="float">
            <text:p>57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93" calcext:value-type="float">
            <text:p>57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94" calcext:value-type="float">
            <text:p>57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95" calcext:value-type="float">
            <text:p>57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96" calcext:value-type="float">
            <text:p>5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97" calcext:value-type="float">
            <text:p>57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98" calcext:value-type="float">
            <text:p>57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99" calcext:value-type="float">
            <text:p>57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03" calcext:value-type="float">
            <text:p>58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04" calcext:value-type="float">
            <text:p>58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05" calcext:value-type="float">
            <text:p>58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07" calcext:value-type="float">
            <text:p>58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08" calcext:value-type="float">
            <text:p>58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09" calcext:value-type="float">
            <text:p>58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12" calcext:value-type="float">
            <text:p>58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14" calcext:value-type="float">
            <text:p>58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19" calcext:value-type="float">
            <text:p>58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21" calcext:value-type="float">
            <text:p>58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26" calcext:value-type="float">
            <text:p>58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27" calcext:value-type="float">
            <text:p>58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28" calcext:value-type="float">
            <text:p>58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1" calcext:value-type="float">
            <text:p>58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34" calcext:value-type="float">
            <text:p>58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41" calcext:value-type="float">
            <text:p>58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3" calcext:value-type="float">
            <text:p>58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44" calcext:value-type="float">
            <text:p>58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47" calcext:value-type="float">
            <text:p>58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" calcext:value-type="float">
            <text:p>58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55" calcext:value-type="float">
            <text:p>58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59" calcext:value-type="float">
            <text:p>5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62" calcext:value-type="float">
            <text:p>5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64" calcext:value-type="float">
            <text:p>58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6" calcext:value-type="float">
            <text:p>58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67" calcext:value-type="float">
            <text:p>58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68" calcext:value-type="float">
            <text:p>58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69" calcext:value-type="float">
            <text:p>58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70" calcext:value-type="float">
            <text:p>58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73" calcext:value-type="float">
            <text:p>58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76" calcext:value-type="float">
            <text:p>58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78" calcext:value-type="float">
            <text:p>58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79" calcext:value-type="float">
            <text:p>58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81" calcext:value-type="float">
            <text:p>58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83" calcext:value-type="float">
            <text:p>58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86" calcext:value-type="float">
            <text:p>58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87" calcext:value-type="float">
            <text:p>58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92" calcext:value-type="float">
            <text:p>58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93" calcext:value-type="float">
            <text:p>58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95" calcext:value-type="float">
            <text:p>58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99" calcext:value-type="float">
            <text:p>58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02" calcext:value-type="float">
            <text:p>59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04" calcext:value-type="float">
            <text:p>59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08" calcext:value-type="float">
            <text:p>59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12" calcext:value-type="float">
            <text:p>59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15" calcext:value-type="float">
            <text:p>59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19" calcext:value-type="float">
            <text:p>59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23" calcext:value-type="float">
            <text:p>59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24" calcext:value-type="float">
            <text:p>59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26" calcext:value-type="float">
            <text:p>59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28" calcext:value-type="float">
            <text:p>59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29" calcext:value-type="float">
            <text:p>59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31" calcext:value-type="float">
            <text:p>59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34" calcext:value-type="float">
            <text:p>59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36" calcext:value-type="float">
            <text:p>59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38" calcext:value-type="float">
            <text:p>59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39" calcext:value-type="float">
            <text:p>59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41" calcext:value-type="float">
            <text:p>59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47" calcext:value-type="float">
            <text:p>59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48" calcext:value-type="float">
            <text:p>59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49" calcext:value-type="float">
            <text:p>59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51" calcext:value-type="float">
            <text:p>59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53" calcext:value-type="float">
            <text:p>59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54" calcext:value-type="float">
            <text:p>59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55" calcext:value-type="float">
            <text:p>59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56" calcext:value-type="float">
            <text:p>59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57" calcext:value-type="float">
            <text:p>59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58" calcext:value-type="float">
            <text:p>59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59" calcext:value-type="float">
            <text:p>59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62" calcext:value-type="float">
            <text:p>59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64" calcext:value-type="float">
            <text:p>59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65" calcext:value-type="float">
            <text:p>59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66" calcext:value-type="float">
            <text:p>59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73" calcext:value-type="float">
            <text:p>59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74" calcext:value-type="float">
            <text:p>59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76" calcext:value-type="float">
            <text:p>59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77" calcext:value-type="float">
            <text:p>59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79" calcext:value-type="float">
            <text:p>59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81" calcext:value-type="float">
            <text:p>59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82" calcext:value-type="float">
            <text:p>59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84" calcext:value-type="float">
            <text:p>59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85" calcext:value-type="float">
            <text:p>59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86" calcext:value-type="float">
            <text:p>59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87" calcext:value-type="float">
            <text:p>59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88" calcext:value-type="float">
            <text:p>59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89" calcext:value-type="float">
            <text:p>59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91" calcext:value-type="float">
            <text:p>59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92" calcext:value-type="float">
            <text:p>59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93" calcext:value-type="float">
            <text:p>59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98" calcext:value-type="float">
            <text:p>5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03" calcext:value-type="float">
            <text:p>60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04" calcext:value-type="float">
            <text:p>60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17" calcext:value-type="float">
            <text:p>6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29" calcext:value-type="float">
            <text:p>60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54" calcext:value-type="float">
            <text:p>60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55" calcext:value-type="float">
            <text:p>60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57" calcext:value-type="float">
            <text:p>60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58" calcext:value-type="float">
            <text:p>60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59" calcext:value-type="float">
            <text:p>60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61" calcext:value-type="float">
            <text:p>606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62" calcext:value-type="float">
            <text:p>60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63" calcext:value-type="float">
            <text:p>60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64" calcext:value-type="float">
            <text:p>60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65" calcext:value-type="float">
            <text:p>60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66" calcext:value-type="float">
            <text:p>60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67" calcext:value-type="float">
            <text:p>60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69" calcext:value-type="float">
            <text:p>60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73" calcext:value-type="float">
            <text:p>607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75" calcext:value-type="float">
            <text:p>60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78" calcext:value-type="float">
            <text:p>60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81" calcext:value-type="float">
            <text:p>60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82" calcext:value-type="float">
            <text:p>60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89" calcext:value-type="float">
            <text:p>60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91" calcext:value-type="float">
            <text:p>60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92" calcext:value-type="float">
            <text:p>60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94" calcext:value-type="float">
            <text:p>60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97" calcext:value-type="float">
            <text:p>60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99" calcext:value-type="float">
            <text:p>60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03" calcext:value-type="float">
            <text:p>61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05" calcext:value-type="float">
            <text:p>61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07" calcext:value-type="float">
            <text:p>61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08" calcext:value-type="float">
            <text:p>61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27" calcext:value-type="float">
            <text:p>61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47" calcext:value-type="float">
            <text:p>61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59" calcext:value-type="float">
            <text:p>61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67" calcext:value-type="float">
            <text:p>61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68" calcext:value-type="float">
            <text:p>61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72" calcext:value-type="float">
            <text:p>617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76" calcext:value-type="float">
            <text:p>617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77" calcext:value-type="float">
            <text:p>61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83" calcext:value-type="float">
            <text:p>61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188" calcext:value-type="float">
            <text:p>61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92" calcext:value-type="float">
            <text:p>619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93" calcext:value-type="float">
            <text:p>619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95" calcext:value-type="float">
            <text:p>61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197" calcext:value-type="float">
            <text:p>61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98" calcext:value-type="float">
            <text:p>619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199" calcext:value-type="float">
            <text:p>61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202" calcext:value-type="float">
            <text:p>62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05" calcext:value-type="float">
            <text:p>620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07" calcext:value-type="float">
            <text:p>62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209" calcext:value-type="float">
            <text:p>620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228" calcext:value-type="float">
            <text:p>62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231" calcext:value-type="float">
            <text:p>62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37" calcext:value-type="float">
            <text:p>62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241" calcext:value-type="float">
            <text:p>624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243" calcext:value-type="float">
            <text:p>62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267" calcext:value-type="float">
            <text:p>62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274" calcext:value-type="float">
            <text:p>627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275" calcext:value-type="float">
            <text:p>627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278" calcext:value-type="float">
            <text:p>62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279" calcext:value-type="float">
            <text:p>62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281" calcext:value-type="float">
            <text:p>628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282" calcext:value-type="float">
            <text:p>62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287" calcext:value-type="float">
            <text:p>628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88" calcext:value-type="float">
            <text:p>628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92" calcext:value-type="float">
            <text:p>629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03" calcext:value-type="float">
            <text:p>630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08" calcext:value-type="float">
            <text:p>630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309" calcext:value-type="float">
            <text:p>630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318" calcext:value-type="float">
            <text:p>631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24" calcext:value-type="float">
            <text:p>63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327" calcext:value-type="float">
            <text:p>63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328" calcext:value-type="float">
            <text:p>63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337" calcext:value-type="float">
            <text:p>63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38" calcext:value-type="float">
            <text:p>63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339" calcext:value-type="float">
            <text:p>63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341" calcext:value-type="float">
            <text:p>63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42" calcext:value-type="float">
            <text:p>634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344" calcext:value-type="float">
            <text:p>63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348" calcext:value-type="float">
            <text:p>634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349" calcext:value-type="float">
            <text:p>63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355" calcext:value-type="float">
            <text:p>635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356" calcext:value-type="float">
            <text:p>635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358" calcext:value-type="float">
            <text:p>635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368" calcext:value-type="float">
            <text:p>636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369" calcext:value-type="float">
            <text:p>636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371" calcext:value-type="float">
            <text:p>637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374" calcext:value-type="float">
            <text:p>637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375" calcext:value-type="float">
            <text:p>637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376" calcext:value-type="float">
            <text:p>63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377" calcext:value-type="float">
            <text:p>637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378" calcext:value-type="float">
            <text:p>637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379" calcext:value-type="float">
            <text:p>63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381" calcext:value-type="float">
            <text:p>638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82" calcext:value-type="float">
            <text:p>638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386" calcext:value-type="float">
            <text:p>63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87" calcext:value-type="float">
            <text:p>638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388" calcext:value-type="float">
            <text:p>638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89" calcext:value-type="float">
            <text:p>638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391" calcext:value-type="float">
            <text:p>639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93" calcext:value-type="float">
            <text:p>639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394" calcext:value-type="float">
            <text:p>639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396" calcext:value-type="float">
            <text:p>63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397" calcext:value-type="float">
            <text:p>639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398" calcext:value-type="float">
            <text:p>639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99" calcext:value-type="float">
            <text:p>639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402" calcext:value-type="float">
            <text:p>640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403" calcext:value-type="float">
            <text:p>64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404" calcext:value-type="float">
            <text:p>640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05" calcext:value-type="float">
            <text:p>640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406" calcext:value-type="float">
            <text:p>640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407" calcext:value-type="float">
            <text:p>64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08" calcext:value-type="float">
            <text:p>640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416" calcext:value-type="float">
            <text:p>641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419" calcext:value-type="float">
            <text:p>641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427" calcext:value-type="float">
            <text:p>64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428" calcext:value-type="float">
            <text:p>642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429" calcext:value-type="float">
            <text:p>642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38" calcext:value-type="float">
            <text:p>64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439" calcext:value-type="float">
            <text:p>64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446" calcext:value-type="float">
            <text:p>64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49" calcext:value-type="float">
            <text:p>644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451" calcext:value-type="float">
            <text:p>645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54" calcext:value-type="float">
            <text:p>645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455" calcext:value-type="float">
            <text:p>645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458" calcext:value-type="float">
            <text:p>645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462" calcext:value-type="float">
            <text:p>646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464" calcext:value-type="float">
            <text:p>646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65" calcext:value-type="float">
            <text:p>646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467" calcext:value-type="float">
            <text:p>646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469" calcext:value-type="float">
            <text:p>646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71" calcext:value-type="float">
            <text:p>647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472" calcext:value-type="float">
            <text:p>647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474" calcext:value-type="float">
            <text:p>647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475" calcext:value-type="float">
            <text:p>647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76" calcext:value-type="float">
            <text:p>647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477" calcext:value-type="float">
            <text:p>647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478" calcext:value-type="float">
            <text:p>647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479" calcext:value-type="float">
            <text:p>647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81" calcext:value-type="float">
            <text:p>648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82" calcext:value-type="float">
            <text:p>648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483" calcext:value-type="float">
            <text:p>648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484" calcext:value-type="float">
            <text:p>64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485" calcext:value-type="float">
            <text:p>64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86" calcext:value-type="float">
            <text:p>648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87" calcext:value-type="float">
            <text:p>648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488" calcext:value-type="float">
            <text:p>648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494" calcext:value-type="float">
            <text:p>64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495" calcext:value-type="float">
            <text:p>64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96" calcext:value-type="float">
            <text:p>64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497" calcext:value-type="float">
            <text:p>649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498" calcext:value-type="float">
            <text:p>649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499" calcext:value-type="float">
            <text:p>64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502" calcext:value-type="float">
            <text:p>65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504" calcext:value-type="float">
            <text:p>65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505" calcext:value-type="float">
            <text:p>650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506" calcext:value-type="float">
            <text:p>65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507" calcext:value-type="float">
            <text:p>650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508" calcext:value-type="float">
            <text:p>650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509" calcext:value-type="float">
            <text:p>650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13" calcext:value-type="float">
            <text:p>65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14" calcext:value-type="float">
            <text:p>651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515" calcext:value-type="float">
            <text:p>65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517" calcext:value-type="float">
            <text:p>65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18" calcext:value-type="float">
            <text:p>65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19" calcext:value-type="float">
            <text:p>65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24" calcext:value-type="float">
            <text:p>65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26" calcext:value-type="float">
            <text:p>652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527" calcext:value-type="float">
            <text:p>65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29" calcext:value-type="float">
            <text:p>65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30" calcext:value-type="float">
            <text:p>65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33" calcext:value-type="float">
            <text:p>65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34" calcext:value-type="float">
            <text:p>65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36" calcext:value-type="float">
            <text:p>65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537" calcext:value-type="float">
            <text:p>65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38" calcext:value-type="float">
            <text:p>65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539" calcext:value-type="float">
            <text:p>65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41" calcext:value-type="float">
            <text:p>65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42" calcext:value-type="float">
            <text:p>65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47" calcext:value-type="float">
            <text:p>65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48" calcext:value-type="float">
            <text:p>65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49" calcext:value-type="float">
            <text:p>65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51" calcext:value-type="float">
            <text:p>655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552" calcext:value-type="float">
            <text:p>65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553" calcext:value-type="float">
            <text:p>65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54" calcext:value-type="float">
            <text:p>655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55" calcext:value-type="float">
            <text:p>65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57" calcext:value-type="float">
            <text:p>65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58" calcext:value-type="float">
            <text:p>655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559" calcext:value-type="float">
            <text:p>655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561" calcext:value-type="float">
            <text:p>656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63" calcext:value-type="float">
            <text:p>656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564" calcext:value-type="float">
            <text:p>656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65" calcext:value-type="float">
            <text:p>65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566" calcext:value-type="float">
            <text:p>65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68" calcext:value-type="float">
            <text:p>656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69" calcext:value-type="float">
            <text:p>65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71" calcext:value-type="float">
            <text:p>65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72" calcext:value-type="float">
            <text:p>65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73" calcext:value-type="float">
            <text:p>657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74" calcext:value-type="float">
            <text:p>657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575" calcext:value-type="float">
            <text:p>65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76" calcext:value-type="float">
            <text:p>657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78" calcext:value-type="float">
            <text:p>65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79" calcext:value-type="float">
            <text:p>65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83" calcext:value-type="float">
            <text:p>658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85" calcext:value-type="float">
            <text:p>65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87" calcext:value-type="float">
            <text:p>658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88" calcext:value-type="float">
            <text:p>65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89" calcext:value-type="float">
            <text:p>658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91" calcext:value-type="float">
            <text:p>6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92" calcext:value-type="float">
            <text:p>65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93" calcext:value-type="float">
            <text:p>659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94" calcext:value-type="float">
            <text:p>659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97" calcext:value-type="float">
            <text:p>65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02" calcext:value-type="float">
            <text:p>66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03" calcext:value-type="float">
            <text:p>66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05" calcext:value-type="float">
            <text:p>66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06" calcext:value-type="float">
            <text:p>66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07" calcext:value-type="float">
            <text:p>66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08" calcext:value-type="float">
            <text:p>6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09" calcext:value-type="float">
            <text:p>66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13" calcext:value-type="float">
            <text:p>66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15" calcext:value-type="float">
            <text:p>66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16" calcext:value-type="float">
            <text:p>66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18" calcext:value-type="float">
            <text:p>66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19" calcext:value-type="float">
            <text:p>66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21" calcext:value-type="float">
            <text:p>66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625" calcext:value-type="float">
            <text:p>66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626" calcext:value-type="float">
            <text:p>66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27" calcext:value-type="float">
            <text:p>66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28" calcext:value-type="float">
            <text:p>66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32" calcext:value-type="float">
            <text:p>66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38" calcext:value-type="float">
            <text:p>66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39" calcext:value-type="float">
            <text:p>66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644" calcext:value-type="float">
            <text:p>66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45" calcext:value-type="float">
            <text:p>66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46" calcext:value-type="float">
            <text:p>66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47" calcext:value-type="float">
            <text:p>66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48" calcext:value-type="float">
            <text:p>66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49" calcext:value-type="float">
            <text:p>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51" calcext:value-type="float">
            <text:p>66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658" calcext:value-type="float">
            <text:p>66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59" calcext:value-type="float">
            <text:p>66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64" calcext:value-type="float">
            <text:p>66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65" calcext:value-type="float">
            <text:p>66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68" calcext:value-type="float">
            <text:p>66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69" calcext:value-type="float">
            <text:p>66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71" calcext:value-type="float">
            <text:p>66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72" calcext:value-type="float">
            <text:p>66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73" calcext:value-type="float">
            <text:p>66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74" calcext:value-type="float">
            <text:p>66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75" calcext:value-type="float">
            <text:p>66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76" calcext:value-type="float">
            <text:p>66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77" calcext:value-type="float">
            <text:p>66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78" calcext:value-type="float">
            <text:p>66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79" calcext:value-type="float">
            <text:p>66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81" calcext:value-type="float">
            <text:p>66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82" calcext:value-type="float">
            <text:p>66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83" calcext:value-type="float">
            <text:p>66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84" calcext:value-type="float">
            <text:p>66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85" calcext:value-type="float">
            <text:p>66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86" calcext:value-type="float">
            <text:p>66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87" calcext:value-type="float">
            <text:p>66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688" calcext:value-type="float">
            <text:p>6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89" calcext:value-type="float">
            <text:p>66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91" calcext:value-type="float">
            <text:p>66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692" calcext:value-type="float">
            <text:p>66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93" calcext:value-type="float">
            <text:p>66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694" calcext:value-type="float">
            <text:p>669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95" calcext:value-type="float">
            <text:p>66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96" calcext:value-type="float">
            <text:p>66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697" calcext:value-type="float">
            <text:p>66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98" calcext:value-type="float">
            <text:p>66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699" calcext:value-type="float">
            <text:p>66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02" calcext:value-type="float">
            <text:p>67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703" calcext:value-type="float">
            <text:p>67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04" calcext:value-type="float">
            <text:p>67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06" calcext:value-type="float">
            <text:p>67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07" calcext:value-type="float">
            <text:p>67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08" calcext:value-type="float">
            <text:p>67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09" calcext:value-type="float">
            <text:p>67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12" calcext:value-type="float">
            <text:p>67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13" calcext:value-type="float">
            <text:p>67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14" calcext:value-type="float">
            <text:p>67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16" calcext:value-type="float">
            <text:p>67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17" calcext:value-type="float">
            <text:p>67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18" calcext:value-type="float">
            <text:p>67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19" calcext:value-type="float">
            <text:p>67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21" calcext:value-type="float">
            <text:p>67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22" calcext:value-type="float">
            <text:p>67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23" calcext:value-type="float">
            <text:p>67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24" calcext:value-type="float">
            <text:p>67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25" calcext:value-type="float">
            <text:p>67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26" calcext:value-type="float">
            <text:p>67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27" calcext:value-type="float">
            <text:p>67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28" calcext:value-type="float">
            <text:p>67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30" calcext:value-type="float">
            <text:p>67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31" calcext:value-type="float">
            <text:p>67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32" calcext:value-type="float">
            <text:p>67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33" calcext:value-type="float">
            <text:p>67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34" calcext:value-type="float">
            <text:p>67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36" calcext:value-type="float">
            <text:p>67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37" calcext:value-type="float">
            <text:p>67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38" calcext:value-type="float">
            <text:p>67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39" calcext:value-type="float">
            <text:p>67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41" calcext:value-type="float">
            <text:p>67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42" calcext:value-type="float">
            <text:p>67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43" calcext:value-type="float">
            <text:p>67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45" calcext:value-type="float">
            <text:p>67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47" calcext:value-type="float">
            <text:p>67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48" calcext:value-type="float">
            <text:p>67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49" calcext:value-type="float">
            <text:p>67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51" calcext:value-type="float">
            <text:p>67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52" calcext:value-type="float">
            <text:p>6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53" calcext:value-type="float">
            <text:p>67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54" calcext:value-type="float">
            <text:p>675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55" calcext:value-type="float">
            <text:p>67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56" calcext:value-type="float">
            <text:p>67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57" calcext:value-type="float">
            <text:p>67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58" calcext:value-type="float">
            <text:p>67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59" calcext:value-type="float">
            <text:p>67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61" calcext:value-type="float">
            <text:p>67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62" calcext:value-type="float">
            <text:p>67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63" calcext:value-type="float">
            <text:p>67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64" calcext:value-type="float">
            <text:p>67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65" calcext:value-type="float">
            <text:p>67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66" calcext:value-type="float">
            <text:p>67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67" calcext:value-type="float">
            <text:p>67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68" calcext:value-type="float">
            <text:p>67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69" calcext:value-type="float">
            <text:p>67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70" calcext:value-type="float">
            <text:p>67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71" calcext:value-type="float">
            <text:p>67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72" calcext:value-type="float">
            <text:p>67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73" calcext:value-type="float">
            <text:p>67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74" calcext:value-type="float">
            <text:p>67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75" calcext:value-type="float">
            <text:p>67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76" calcext:value-type="float">
            <text:p>67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77" calcext:value-type="float">
            <text:p>67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78" calcext:value-type="float">
            <text:p>67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79" calcext:value-type="float">
            <text:p>67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81" calcext:value-type="float">
            <text:p>67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82" calcext:value-type="float">
            <text:p>67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83" calcext:value-type="float">
            <text:p>67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84" calcext:value-type="float">
            <text:p>67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85" calcext:value-type="float">
            <text:p>67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86" calcext:value-type="float">
            <text:p>67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87" calcext:value-type="float">
            <text:p>67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88" calcext:value-type="float">
            <text:p>67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89" calcext:value-type="float">
            <text:p>6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90" calcext:value-type="float">
            <text:p>67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91" calcext:value-type="float">
            <text:p>67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92" calcext:value-type="float">
            <text:p>67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93" calcext:value-type="float">
            <text:p>67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94" calcext:value-type="float">
            <text:p>67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95" calcext:value-type="float">
            <text:p>67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96" calcext:value-type="float">
            <text:p>67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97" calcext:value-type="float">
            <text:p>67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98" calcext:value-type="float">
            <text:p>67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99" calcext:value-type="float">
            <text:p>67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02" calcext:value-type="float">
            <text:p>68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04" calcext:value-type="float">
            <text:p>68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06" calcext:value-type="float">
            <text:p>68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07" calcext:value-type="float">
            <text:p>68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08" calcext:value-type="float">
            <text:p>68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09" calcext:value-type="float">
            <text:p>68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11" calcext:value-type="float">
            <text:p>68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12" calcext:value-type="float">
            <text:p>68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4" calcext:value-type="float">
            <text:p>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15" calcext:value-type="float">
            <text:p>68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16" calcext:value-type="float">
            <text:p>68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7" calcext:value-type="float">
            <text:p>68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19" calcext:value-type="float">
            <text:p>68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21" calcext:value-type="float">
            <text:p>68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22" calcext:value-type="float">
            <text:p>68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23" calcext:value-type="float">
            <text:p>68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24" calcext:value-type="float">
            <text:p>68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25" calcext:value-type="float">
            <text:p>68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26" calcext:value-type="float">
            <text:p>68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27" calcext:value-type="float">
            <text:p>68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28" calcext:value-type="float">
            <text:p>68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29" calcext:value-type="float">
            <text:p>68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30" calcext:value-type="float">
            <text:p>68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32" calcext:value-type="float">
            <text:p>68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33" calcext:value-type="float">
            <text:p>6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4" calcext:value-type="float">
            <text:p>6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5" calcext:value-type="float">
            <text:p>68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36" calcext:value-type="float">
            <text:p>68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37" calcext:value-type="float">
            <text:p>68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38" calcext:value-type="float">
            <text:p>68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39" calcext:value-type="float">
            <text:p>68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1" calcext:value-type="float">
            <text:p>68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42" calcext:value-type="float">
            <text:p>68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43" calcext:value-type="float">
            <text:p>68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44" calcext:value-type="float">
            <text:p>68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45" calcext:value-type="float">
            <text:p>6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6" calcext:value-type="float">
            <text:p>6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7" calcext:value-type="float">
            <text:p>68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8" calcext:value-type="float">
            <text:p>68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49" calcext:value-type="float">
            <text:p>68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51" calcext:value-type="float">
            <text:p>68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52" calcext:value-type="float">
            <text:p>68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53" calcext:value-type="float">
            <text:p>68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54" calcext:value-type="float">
            <text:p>68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55" calcext:value-type="float">
            <text:p>68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56" calcext:value-type="float">
            <text:p>6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57" calcext:value-type="float">
            <text:p>68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58" calcext:value-type="float">
            <text:p>6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59" calcext:value-type="float">
            <text:p>6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60" calcext:value-type="float">
            <text:p>68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61" calcext:value-type="float">
            <text:p>6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62" calcext:value-type="float">
            <text:p>6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3" calcext:value-type="float">
            <text:p>68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64" calcext:value-type="float">
            <text:p>68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65" calcext:value-type="float">
            <text:p>6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6" calcext:value-type="float">
            <text:p>6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7" calcext:value-type="float">
            <text:p>68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68" calcext:value-type="float">
            <text:p>6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69" calcext:value-type="float">
            <text:p>68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70" calcext:value-type="float">
            <text:p>68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1" calcext:value-type="float">
            <text:p>6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2" calcext:value-type="float">
            <text:p>6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3" calcext:value-type="float">
            <text:p>68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74" calcext:value-type="float">
            <text:p>6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5" calcext:value-type="float">
            <text:p>6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6" calcext:value-type="float">
            <text:p>6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7" calcext:value-type="float">
            <text:p>68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78" calcext:value-type="float">
            <text:p>6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9" calcext:value-type="float">
            <text:p>6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81" calcext:value-type="float">
            <text:p>6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82" calcext:value-type="float">
            <text:p>68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83" calcext:value-type="float">
            <text:p>6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4" calcext:value-type="float">
            <text:p>6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85" calcext:value-type="float">
            <text:p>68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86" calcext:value-type="float">
            <text:p>68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87" calcext:value-type="float">
            <text:p>68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88" calcext:value-type="float">
            <text:p>6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9" calcext:value-type="float">
            <text:p>6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91" calcext:value-type="float">
            <text:p>6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92" calcext:value-type="float">
            <text:p>68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93" calcext:value-type="float">
            <text:p>6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4" calcext:value-type="float">
            <text:p>68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95" calcext:value-type="float">
            <text:p>6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6" calcext:value-type="float">
            <text:p>6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97" calcext:value-type="float">
            <text:p>68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98" calcext:value-type="float">
            <text:p>68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99" calcext:value-type="float">
            <text:p>6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1" calcext:value-type="float">
            <text:p>6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02" calcext:value-type="float">
            <text:p>69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03" calcext:value-type="float">
            <text:p>6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4" calcext:value-type="float">
            <text:p>6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05" calcext:value-type="float">
            <text:p>69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06" calcext:value-type="float">
            <text:p>69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07" calcext:value-type="float">
            <text:p>6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08" calcext:value-type="float">
            <text:p>6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9" calcext:value-type="float">
            <text:p>69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1" calcext:value-type="float">
            <text:p>6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3" calcext:value-type="float">
            <text:p>6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4" calcext:value-type="float">
            <text:p>6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5" calcext:value-type="float">
            <text:p>6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6" calcext:value-type="float">
            <text:p>6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7" calcext:value-type="float">
            <text:p>69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18" calcext:value-type="float">
            <text:p>6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9" calcext:value-type="float">
            <text:p>6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21" calcext:value-type="float">
            <text:p>6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2" calcext:value-type="float">
            <text:p>69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23" calcext:value-type="float">
            <text:p>6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4" calcext:value-type="float">
            <text:p>6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5" calcext:value-type="float">
            <text:p>6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26" calcext:value-type="float">
            <text:p>6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27" calcext:value-type="float">
            <text:p>6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8" calcext:value-type="float">
            <text:p>69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29" calcext:value-type="float">
            <text:p>6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0" calcext:value-type="float">
            <text:p>69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31" calcext:value-type="float">
            <text:p>6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2" calcext:value-type="float">
            <text:p>6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3" calcext:value-type="float">
            <text:p>6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4" calcext:value-type="float">
            <text:p>6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5" calcext:value-type="float">
            <text:p>6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36" calcext:value-type="float">
            <text:p>6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7" calcext:value-type="float">
            <text:p>6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40" calcext:value-type="float">
            <text:p>69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41" calcext:value-type="float">
            <text:p>6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2" calcext:value-type="float">
            <text:p>6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43" calcext:value-type="float">
            <text:p>69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44" calcext:value-type="float">
            <text:p>6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45" calcext:value-type="float">
            <text:p>6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6" calcext:value-type="float">
            <text:p>6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7" calcext:value-type="float">
            <text:p>6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8" calcext:value-type="float">
            <text:p>69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49" calcext:value-type="float">
            <text:p>6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52" calcext:value-type="float">
            <text:p>6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3" calcext:value-type="float">
            <text:p>69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54" calcext:value-type="float">
            <text:p>6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5" calcext:value-type="float">
            <text:p>6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6" calcext:value-type="float">
            <text:p>6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7" calcext:value-type="float">
            <text:p>6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8" calcext:value-type="float">
            <text:p>6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9" calcext:value-type="float">
            <text:p>6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1" calcext:value-type="float">
            <text:p>6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2" calcext:value-type="float">
            <text:p>6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64" calcext:value-type="float">
            <text:p>6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5" calcext:value-type="float">
            <text:p>6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66" calcext:value-type="float">
            <text:p>6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67" calcext:value-type="float">
            <text:p>6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68" calcext:value-type="float">
            <text:p>6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69" calcext:value-type="float">
            <text:p>6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0" calcext:value-type="float">
            <text:p>6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1" calcext:value-type="float">
            <text:p>6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2" calcext:value-type="float">
            <text:p>69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73" calcext:value-type="float">
            <text:p>6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74" calcext:value-type="float">
            <text:p>6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5" calcext:value-type="float">
            <text:p>6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6" calcext:value-type="float">
            <text:p>6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7" calcext:value-type="float">
            <text:p>6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78" calcext:value-type="float">
            <text:p>69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79" calcext:value-type="float">
            <text:p>6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81" calcext:value-type="float">
            <text:p>6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82" calcext:value-type="float">
            <text:p>6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3" calcext:value-type="float">
            <text:p>6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4" calcext:value-type="float">
            <text:p>6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85" calcext:value-type="float">
            <text:p>6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6" calcext:value-type="float">
            <text:p>69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87" calcext:value-type="float">
            <text:p>6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8" calcext:value-type="float">
            <text:p>6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9" calcext:value-type="float">
            <text:p>69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91" calcext:value-type="float">
            <text:p>6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92" calcext:value-type="float">
            <text:p>6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3" calcext:value-type="float">
            <text:p>6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4" calcext:value-type="float">
            <text:p>6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5" calcext:value-type="float">
            <text:p>6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6" calcext:value-type="float">
            <text:p>69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97" calcext:value-type="float">
            <text:p>6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8" calcext:value-type="float">
            <text:p>6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9" calcext:value-type="float">
            <text:p>6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2" calcext:value-type="float">
            <text:p>7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3" calcext:value-type="float">
            <text:p>7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4" calcext:value-type="float">
            <text:p>7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6" calcext:value-type="float">
            <text:p>7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07" calcext:value-type="float">
            <text:p>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8" calcext:value-type="float">
            <text:p>7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9" calcext:value-type="float">
            <text:p>7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1" calcext:value-type="float">
            <text:p>7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2" calcext:value-type="float">
            <text:p>7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3" calcext:value-type="float">
            <text:p>7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4" calcext:value-type="float">
            <text:p>7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6" calcext:value-type="float">
            <text:p>7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7" calcext:value-type="float">
            <text:p>7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8" calcext:value-type="float">
            <text:p>7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9" calcext:value-type="float">
            <text:p>7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21" calcext:value-type="float">
            <text:p>7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3" calcext:value-type="float">
            <text:p>7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4" calcext:value-type="float">
            <text:p>7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5" calcext:value-type="float">
            <text:p>7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9" calcext:value-type="float">
            <text:p>7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3" calcext:value-type="float">
            <text:p>7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4" calcext:value-type="float">
            <text:p>7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5" calcext:value-type="float">
            <text:p>7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36" calcext:value-type="float">
            <text:p>7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7" calcext:value-type="float">
            <text:p>7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38" calcext:value-type="float">
            <text:p>7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9" calcext:value-type="float">
            <text:p>7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" calcext:value-type="float">
            <text:p>7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42" calcext:value-type="float">
            <text:p>7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3" calcext:value-type="float">
            <text:p>7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" calcext:value-type="float">
            <text:p>7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5" calcext:value-type="float">
            <text:p>7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6" calcext:value-type="float">
            <text:p>7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47" calcext:value-type="float">
            <text:p>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8" calcext:value-type="float">
            <text:p>7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49" calcext:value-type="float">
            <text:p>7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1" calcext:value-type="float">
            <text:p>7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52" calcext:value-type="float">
            <text:p>7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3" calcext:value-type="float">
            <text:p>7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54" calcext:value-type="float">
            <text:p>7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" calcext:value-type="float">
            <text:p>7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6" calcext:value-type="float">
            <text:p>7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7" calcext:value-type="float">
            <text:p>7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9" calcext:value-type="float">
            <text:p>7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61" calcext:value-type="float">
            <text:p>7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62" calcext:value-type="float">
            <text:p>7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3" calcext:value-type="float">
            <text:p>7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4" calcext:value-type="float">
            <text:p>7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65" calcext:value-type="float">
            <text:p>7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6" calcext:value-type="float">
            <text:p>7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7" calcext:value-type="float">
            <text:p>7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8" calcext:value-type="float">
            <text:p>7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69" calcext:value-type="float">
            <text:p>7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0" calcext:value-type="float">
            <text:p>7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1" calcext:value-type="float">
            <text:p>7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2" calcext:value-type="float">
            <text:p>7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3" calcext:value-type="float">
            <text:p>7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4" calcext:value-type="float">
            <text:p>7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6" calcext:value-type="float">
            <text:p>7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7" calcext:value-type="float">
            <text:p>7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8" calcext:value-type="float">
            <text:p>7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79" calcext:value-type="float">
            <text:p>7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1" calcext:value-type="float">
            <text:p>7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82" calcext:value-type="float">
            <text:p>7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3" calcext:value-type="float">
            <text:p>7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4" calcext:value-type="float">
            <text:p>7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5" calcext:value-type="float">
            <text:p>7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6" calcext:value-type="float">
            <text:p>70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87" calcext:value-type="float">
            <text:p>7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8" calcext:value-type="float">
            <text:p>7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9" calcext:value-type="float">
            <text:p>7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2" calcext:value-type="float">
            <text:p>7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93" calcext:value-type="float">
            <text:p>7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94" calcext:value-type="float">
            <text:p>7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5" calcext:value-type="float">
            <text:p>7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6" calcext:value-type="float">
            <text:p>7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7" calcext:value-type="float">
            <text:p>70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98" calcext:value-type="float">
            <text:p>7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9" calcext:value-type="float">
            <text:p>7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3" calcext:value-type="float">
            <text:p>7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4" calcext:value-type="float">
            <text:p>7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5" calcext:value-type="float">
            <text:p>7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6" calcext:value-type="float">
            <text:p>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7" calcext:value-type="float">
            <text:p>7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8" calcext:value-type="float">
            <text:p>7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9" calcext:value-type="float">
            <text:p>7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5" calcext:value-type="float">
            <text:p>7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6" calcext:value-type="float">
            <text:p>7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7" calcext:value-type="float">
            <text:p>7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8" calcext:value-type="float">
            <text:p>7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9" calcext:value-type="float">
            <text:p>7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3" calcext:value-type="float">
            <text:p>7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4" calcext:value-type="float">
            <text:p>7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5" calcext:value-type="float">
            <text:p>7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6" calcext:value-type="float">
            <text:p>7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7" calcext:value-type="float">
            <text:p>7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8" calcext:value-type="float">
            <text:p>7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9" calcext:value-type="float">
            <text:p>7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0" calcext:value-type="float">
            <text:p>7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1" calcext:value-type="float">
            <text:p>7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32" calcext:value-type="float">
            <text:p>7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3" calcext:value-type="float">
            <text:p>7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4" calcext:value-type="float">
            <text:p>7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5" calcext:value-type="float">
            <text:p>7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37" calcext:value-type="float">
            <text:p>7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8" calcext:value-type="float">
            <text:p>7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39" calcext:value-type="float">
            <text:p>7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1" calcext:value-type="float">
            <text:p>7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2" calcext:value-type="float">
            <text:p>71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43" calcext:value-type="float">
            <text:p>7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4" calcext:value-type="float">
            <text:p>7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5" calcext:value-type="float">
            <text:p>7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6" calcext:value-type="float">
            <text:p>7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7" calcext:value-type="float">
            <text:p>7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8" calcext:value-type="float">
            <text:p>7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49" calcext:value-type="float">
            <text:p>7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4" calcext:value-type="float">
            <text:p>7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8" calcext:value-type="float">
            <text:p>7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2" calcext:value-type="float">
            <text:p>7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4" calcext:value-type="float">
            <text:p>7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9" calcext:value-type="float">
            <text:p>7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71" calcext:value-type="float">
            <text:p>7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2" calcext:value-type="float">
            <text:p>7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3" calcext:value-type="float">
            <text:p>7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4" calcext:value-type="float">
            <text:p>7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5" calcext:value-type="float">
            <text:p>7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6" calcext:value-type="float">
            <text:p>7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7" calcext:value-type="float">
            <text:p>7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8" calcext:value-type="float">
            <text:p>7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9" calcext:value-type="float">
            <text:p>7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1" calcext:value-type="float">
            <text:p>7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2" calcext:value-type="float">
            <text:p>7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3" calcext:value-type="float">
            <text:p>7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4" calcext:value-type="float">
            <text:p>7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85" calcext:value-type="float">
            <text:p>7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86" calcext:value-type="float">
            <text:p>7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7" calcext:value-type="float">
            <text:p>7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8" calcext:value-type="float">
            <text:p>7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89" calcext:value-type="float">
            <text:p>7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0" calcext:value-type="float">
            <text:p>7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1" calcext:value-type="float">
            <text:p>7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2" calcext:value-type="float">
            <text:p>7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3" calcext:value-type="float">
            <text:p>7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4" calcext:value-type="float">
            <text:p>7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95" calcext:value-type="float">
            <text:p>7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6" calcext:value-type="float">
            <text:p>71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97" calcext:value-type="float">
            <text:p>7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8" calcext:value-type="float">
            <text:p>7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99" calcext:value-type="float">
            <text:p>71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3" calcext:value-type="float">
            <text:p>7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4" calcext:value-type="float">
            <text:p>7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5" calcext:value-type="float">
            <text:p>7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6" calcext:value-type="float">
            <text:p>7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9" calcext:value-type="float">
            <text:p>7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15" calcext:value-type="float">
            <text:p>7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6" calcext:value-type="float">
            <text:p>7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17" calcext:value-type="float">
            <text:p>7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18" calcext:value-type="float">
            <text:p>7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9" calcext:value-type="float">
            <text:p>7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4" calcext:value-type="float">
            <text:p>7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26" calcext:value-type="float">
            <text:p>7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7" calcext:value-type="float">
            <text:p>72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9" calcext:value-type="float">
            <text:p>7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1" calcext:value-type="float">
            <text:p>7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4" calcext:value-type="float">
            <text:p>7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5" calcext:value-type="float">
            <text:p>7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36" calcext:value-type="float">
            <text:p>7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7" calcext:value-type="float">
            <text:p>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8" calcext:value-type="float">
            <text:p>7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39" calcext:value-type="float">
            <text:p>7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47" calcext:value-type="float">
            <text:p>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8" calcext:value-type="float">
            <text:p>7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9" calcext:value-type="float">
            <text:p>7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2" calcext:value-type="float">
            <text:p>7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3" calcext:value-type="float">
            <text:p>7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4" calcext:value-type="float">
            <text:p>7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5" calcext:value-type="float">
            <text:p>7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6" calcext:value-type="float">
            <text:p>7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7" calcext:value-type="float">
            <text:p>7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8" calcext:value-type="float">
            <text:p>7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9" calcext:value-type="float">
            <text:p>7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1" calcext:value-type="float">
            <text:p>7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2" calcext:value-type="float">
            <text:p>7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3" calcext:value-type="float">
            <text:p>7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64" calcext:value-type="float">
            <text:p>7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5" calcext:value-type="float">
            <text:p>7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6" calcext:value-type="float">
            <text:p>7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67" calcext:value-type="float">
            <text:p>7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68" calcext:value-type="float">
            <text:p>7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69" calcext:value-type="float">
            <text:p>7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70" calcext:value-type="float">
            <text:p>7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1" calcext:value-type="float">
            <text:p>7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72" calcext:value-type="float">
            <text:p>7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3" calcext:value-type="float">
            <text:p>7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74" calcext:value-type="float">
            <text:p>7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5" calcext:value-type="float">
            <text:p>7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6" calcext:value-type="float">
            <text:p>7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77" calcext:value-type="float">
            <text:p>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8" calcext:value-type="float">
            <text:p>7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9" calcext:value-type="float">
            <text:p>7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1" calcext:value-type="float">
            <text:p>7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2" calcext:value-type="float">
            <text:p>7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3" calcext:value-type="float">
            <text:p>7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4" calcext:value-type="float">
            <text:p>7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5" calcext:value-type="float">
            <text:p>7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6" calcext:value-type="float">
            <text:p>7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7" calcext:value-type="float">
            <text:p>7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8" calcext:value-type="float">
            <text:p>7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9" calcext:value-type="float">
            <text:p>7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1" calcext:value-type="float">
            <text:p>7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2" calcext:value-type="float">
            <text:p>7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3" calcext:value-type="float">
            <text:p>7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4" calcext:value-type="float">
            <text:p>7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95" calcext:value-type="float">
            <text:p>7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96" calcext:value-type="float">
            <text:p>7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7" calcext:value-type="float">
            <text:p>7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8" calcext:value-type="float">
            <text:p>7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2" calcext:value-type="float">
            <text:p>7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3" calcext:value-type="float">
            <text:p>7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4" calcext:value-type="float">
            <text:p>7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5" calcext:value-type="float">
            <text:p>7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6" calcext:value-type="float">
            <text:p>7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7" calcext:value-type="float">
            <text:p>7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8" calcext:value-type="float">
            <text:p>7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9" calcext:value-type="float">
            <text:p>7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2" calcext:value-type="float">
            <text:p>7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4" calcext:value-type="float">
            <text:p>7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5" calcext:value-type="float">
            <text:p>7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16" calcext:value-type="float">
            <text:p>7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7" calcext:value-type="float">
            <text:p>7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8" calcext:value-type="float">
            <text:p>7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9" calcext:value-type="float">
            <text:p>7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2" calcext:value-type="float">
            <text:p>7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3" calcext:value-type="float">
            <text:p>7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4" calcext:value-type="float">
            <text:p>73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25" calcext:value-type="float">
            <text:p>73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26" calcext:value-type="float">
            <text:p>7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7" calcext:value-type="float">
            <text:p>7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8" calcext:value-type="float">
            <text:p>7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9" calcext:value-type="float">
            <text:p>7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1" calcext:value-type="float">
            <text:p>7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3" calcext:value-type="float">
            <text:p>7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34" calcext:value-type="float">
            <text:p>7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5" calcext:value-type="float">
            <text:p>7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6" calcext:value-type="float">
            <text:p>7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7" calcext:value-type="float">
            <text:p>7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8" calcext:value-type="float">
            <text:p>7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9" calcext:value-type="float">
            <text:p>7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0" calcext:value-type="float">
            <text:p>7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1" calcext:value-type="float">
            <text:p>7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2" calcext:value-type="float">
            <text:p>7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3" calcext:value-type="float">
            <text:p>7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4" calcext:value-type="float">
            <text:p>7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5" calcext:value-type="float">
            <text:p>7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6" calcext:value-type="float">
            <text:p>7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7" calcext:value-type="float">
            <text:p>7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8" calcext:value-type="float">
            <text:p>7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9" calcext:value-type="float">
            <text:p>7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1" calcext:value-type="float">
            <text:p>7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2" calcext:value-type="float">
            <text:p>7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3" calcext:value-type="float">
            <text:p>7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4" calcext:value-type="float">
            <text:p>7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5" calcext:value-type="float">
            <text:p>7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6" calcext:value-type="float">
            <text:p>7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7" calcext:value-type="float">
            <text:p>7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8" calcext:value-type="float">
            <text:p>7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9" calcext:value-type="float">
            <text:p>7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1" calcext:value-type="float">
            <text:p>7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2" calcext:value-type="float">
            <text:p>7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3" calcext:value-type="float">
            <text:p>7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4" calcext:value-type="float">
            <text:p>7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5" calcext:value-type="float">
            <text:p>7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6" calcext:value-type="float">
            <text:p>7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7" calcext:value-type="float">
            <text:p>7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8" calcext:value-type="float">
            <text:p>7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9" calcext:value-type="float">
            <text:p>7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1" calcext:value-type="float">
            <text:p>73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72" calcext:value-type="float">
            <text:p>7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3" calcext:value-type="float">
            <text:p>7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4" calcext:value-type="float">
            <text:p>7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6" calcext:value-type="float">
            <text:p>7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7" calcext:value-type="float">
            <text:p>7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78" calcext:value-type="float">
            <text:p>7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9" calcext:value-type="float">
            <text:p>7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0" calcext:value-type="float">
            <text:p>7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1" calcext:value-type="float">
            <text:p>7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3" calcext:value-type="float">
            <text:p>7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4" calcext:value-type="float">
            <text:p>7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5" calcext:value-type="float">
            <text:p>7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86" calcext:value-type="float">
            <text:p>7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7" calcext:value-type="float">
            <text:p>7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8" calcext:value-type="float">
            <text:p>7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89" calcext:value-type="float">
            <text:p>7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0" calcext:value-type="float">
            <text:p>73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91" calcext:value-type="float">
            <text:p>7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2" calcext:value-type="float">
            <text:p>7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3" calcext:value-type="float">
            <text:p>7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4" calcext:value-type="float">
            <text:p>7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5" calcext:value-type="float">
            <text:p>7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6" calcext:value-type="float">
            <text:p>7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7" calcext:value-type="float">
            <text:p>7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98" calcext:value-type="float">
            <text:p>7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9" calcext:value-type="float">
            <text:p>7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1" calcext:value-type="float">
            <text:p>7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2" calcext:value-type="float">
            <text:p>7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3" calcext:value-type="float">
            <text:p>7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4" calcext:value-type="float">
            <text:p>7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5" calcext:value-type="float">
            <text:p>7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6" calcext:value-type="float">
            <text:p>7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7" calcext:value-type="float">
            <text:p>7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8" calcext:value-type="float">
            <text:p>7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9" calcext:value-type="float">
            <text:p>7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2" calcext:value-type="float">
            <text:p>7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3" calcext:value-type="float">
            <text:p>7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4" calcext:value-type="float">
            <text:p>74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5" calcext:value-type="float">
            <text:p>7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6" calcext:value-type="float">
            <text:p>7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7" calcext:value-type="float">
            <text:p>74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8" calcext:value-type="float">
            <text:p>7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9" calcext:value-type="float">
            <text:p>7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0" calcext:value-type="float">
            <text:p>7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2" calcext:value-type="float">
            <text:p>7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3" calcext:value-type="float">
            <text:p>7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4" calcext:value-type="float">
            <text:p>7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5" calcext:value-type="float">
            <text:p>7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6" calcext:value-type="float">
            <text:p>7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7" calcext:value-type="float">
            <text:p>7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8" calcext:value-type="float">
            <text:p>7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9" calcext:value-type="float">
            <text:p>7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1" calcext:value-type="float">
            <text:p>7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2" calcext:value-type="float">
            <text:p>7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3" calcext:value-type="float">
            <text:p>7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4" calcext:value-type="float">
            <text:p>7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6" calcext:value-type="float">
            <text:p>7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7" calcext:value-type="float">
            <text:p>7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8" calcext:value-type="float">
            <text:p>7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9" calcext:value-type="float">
            <text:p>7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1" calcext:value-type="float">
            <text:p>7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2" calcext:value-type="float">
            <text:p>7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3" calcext:value-type="float">
            <text:p>7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4" calcext:value-type="float">
            <text:p>7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5" calcext:value-type="float">
            <text:p>7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6" calcext:value-type="float">
            <text:p>7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7" calcext:value-type="float">
            <text:p>7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8" calcext:value-type="float">
            <text:p>7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9" calcext:value-type="float">
            <text:p>7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1" calcext:value-type="float">
            <text:p>7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3" calcext:value-type="float">
            <text:p>7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4" calcext:value-type="float">
            <text:p>7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5" calcext:value-type="float">
            <text:p>7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6" calcext:value-type="float">
            <text:p>7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7" calcext:value-type="float">
            <text:p>7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8" calcext:value-type="float">
            <text:p>74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9" calcext:value-type="float">
            <text:p>7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1" calcext:value-type="float">
            <text:p>74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2" calcext:value-type="float">
            <text:p>7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3" calcext:value-type="float">
            <text:p>7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4" calcext:value-type="float">
            <text:p>7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5" calcext:value-type="float">
            <text:p>7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6" calcext:value-type="float">
            <text:p>7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7" calcext:value-type="float">
            <text:p>7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8" calcext:value-type="float">
            <text:p>7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9" calcext:value-type="float">
            <text:p>7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1" calcext:value-type="float">
            <text:p>7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2" calcext:value-type="float">
            <text:p>7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3" calcext:value-type="float">
            <text:p>7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4" calcext:value-type="float">
            <text:p>7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5" calcext:value-type="float">
            <text:p>7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6" calcext:value-type="float">
            <text:p>7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7" calcext:value-type="float">
            <text:p>7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8" calcext:value-type="float">
            <text:p>7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9" calcext:value-type="float">
            <text:p>7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1" calcext:value-type="float">
            <text:p>7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2" calcext:value-type="float">
            <text:p>7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3" calcext:value-type="float">
            <text:p>7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4" calcext:value-type="float">
            <text:p>7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5" calcext:value-type="float">
            <text:p>7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6" calcext:value-type="float">
            <text:p>7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7" calcext:value-type="float">
            <text:p>7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9" calcext:value-type="float">
            <text:p>7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0" calcext:value-type="float">
            <text:p>7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1" calcext:value-type="float">
            <text:p>7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2" calcext:value-type="float">
            <text:p>7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3" calcext:value-type="float">
            <text:p>7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4" calcext:value-type="float">
            <text:p>7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5" calcext:value-type="float">
            <text:p>7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6" calcext:value-type="float">
            <text:p>7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7" calcext:value-type="float">
            <text:p>7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8" calcext:value-type="float">
            <text:p>7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9" calcext:value-type="float">
            <text:p>7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1" calcext:value-type="float">
            <text:p>7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2" calcext:value-type="float">
            <text:p>7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3" calcext:value-type="float">
            <text:p>7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5" calcext:value-type="float">
            <text:p>7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6" calcext:value-type="float">
            <text:p>7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7" calcext:value-type="float">
            <text:p>7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8" calcext:value-type="float">
            <text:p>7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9" calcext:value-type="float">
            <text:p>7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1" calcext:value-type="float">
            <text:p>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2" calcext:value-type="float">
            <text:p>7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3" calcext:value-type="float">
            <text:p>7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4" calcext:value-type="float">
            <text:p>7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5" calcext:value-type="float">
            <text:p>7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6" calcext:value-type="float">
            <text:p>7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7" calcext:value-type="float">
            <text:p>7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0" calcext:value-type="float">
            <text:p>7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1" calcext:value-type="float">
            <text:p>7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4" calcext:value-type="float">
            <text:p>7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5" calcext:value-type="float">
            <text:p>7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6" calcext:value-type="float">
            <text:p>7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7" calcext:value-type="float">
            <text:p>7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8" calcext:value-type="float">
            <text:p>7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9" calcext:value-type="float">
            <text:p>7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0" calcext:value-type="float">
            <text:p>7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1" calcext:value-type="float">
            <text:p>7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2" calcext:value-type="float">
            <text:p>7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3" calcext:value-type="float">
            <text:p>7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5" calcext:value-type="float">
            <text:p>7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6" calcext:value-type="float">
            <text:p>7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7" calcext:value-type="float">
            <text:p>7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8" calcext:value-type="float">
            <text:p>7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9" calcext:value-type="float">
            <text:p>7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1" calcext:value-type="float">
            <text:p>7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2" calcext:value-type="float">
            <text:p>7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3" calcext:value-type="float">
            <text:p>7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4" calcext:value-type="float">
            <text:p>7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5" calcext:value-type="float">
            <text:p>7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6" calcext:value-type="float">
            <text:p>7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7" calcext:value-type="float">
            <text:p>7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8" calcext:value-type="float">
            <text:p>7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9" calcext:value-type="float">
            <text:p>7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1" calcext:value-type="float">
            <text:p>7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2" calcext:value-type="float">
            <text:p>7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3" calcext:value-type="float">
            <text:p>7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4" calcext:value-type="float">
            <text:p>7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5" calcext:value-type="float">
            <text:p>7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6" calcext:value-type="float">
            <text:p>7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7" calcext:value-type="float">
            <text:p>7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8" calcext:value-type="float">
            <text:p>7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9" calcext:value-type="float">
            <text:p>7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1" calcext:value-type="float">
            <text:p>7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2" calcext:value-type="float">
            <text:p>7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3" calcext:value-type="float">
            <text:p>7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4" calcext:value-type="float">
            <text:p>7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5" calcext:value-type="float">
            <text:p>7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6" calcext:value-type="float">
            <text:p>7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7" calcext:value-type="float">
            <text:p>7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8" calcext:value-type="float">
            <text:p>7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9" calcext:value-type="float">
            <text:p>7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0" calcext:value-type="float">
            <text:p>7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1" calcext:value-type="float">
            <text:p>7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2" calcext:value-type="float">
            <text:p>7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3" calcext:value-type="float">
            <text:p>7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4" calcext:value-type="float">
            <text:p>7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5" calcext:value-type="float">
            <text:p>7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6" calcext:value-type="float">
            <text:p>7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7" calcext:value-type="float">
            <text:p>7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8" calcext:value-type="float">
            <text:p>7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9" calcext:value-type="float">
            <text:p>7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0" calcext:value-type="float">
            <text:p>7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1" calcext:value-type="float">
            <text:p>7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2" calcext:value-type="float">
            <text:p>7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4" calcext:value-type="float">
            <text:p>7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6" calcext:value-type="float">
            <text:p>7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7" calcext:value-type="float">
            <text:p>7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8" calcext:value-type="float">
            <text:p>7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9" calcext:value-type="float">
            <text:p>7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0" calcext:value-type="float">
            <text:p>7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1" calcext:value-type="float">
            <text:p>7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2" calcext:value-type="float">
            <text:p>7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3" calcext:value-type="float">
            <text:p>7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4" calcext:value-type="float">
            <text:p>7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5" calcext:value-type="float">
            <text:p>7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6" calcext:value-type="float">
            <text:p>7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7" calcext:value-type="float">
            <text:p>7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8" calcext:value-type="float">
            <text:p>7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9" calcext:value-type="float">
            <text:p>7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2" calcext:value-type="float">
            <text:p>7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3" calcext:value-type="float">
            <text:p>7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4" calcext:value-type="float">
            <text:p>7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5" calcext:value-type="float">
            <text:p>7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6" calcext:value-type="float">
            <text:p>7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7" calcext:value-type="float">
            <text:p>7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8" calcext:value-type="float">
            <text:p>7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9" calcext:value-type="float">
            <text:p>7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5" calcext:value-type="float">
            <text:p>7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7" calcext:value-type="float">
            <text:p>7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8" calcext:value-type="float">
            <text:p>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9" calcext:value-type="float">
            <text:p>7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2" calcext:value-type="float">
            <text:p>7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4" calcext:value-type="float">
            <text:p>7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5" calcext:value-type="float">
            <text:p>7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6" calcext:value-type="float">
            <text:p>7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7" calcext:value-type="float">
            <text:p>7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8" calcext:value-type="float">
            <text:p>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9" calcext:value-type="float">
            <text:p>7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4" calcext:value-type="float">
            <text:p>7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5" calcext:value-type="float">
            <text:p>7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6" calcext:value-type="float">
            <text:p>7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7" calcext:value-type="float">
            <text:p>7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8" calcext:value-type="float">
            <text:p>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9" calcext:value-type="float">
            <text:p>7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0" calcext:value-type="float">
            <text:p>7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5" calcext:value-type="float">
            <text:p>7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6" calcext:value-type="float">
            <text:p>7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7" calcext:value-type="float">
            <text:p>7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8" calcext:value-type="float">
            <text:p>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9" calcext:value-type="float">
            <text:p>7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1" calcext:value-type="float">
            <text:p>7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3" calcext:value-type="float">
            <text:p>7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4" calcext:value-type="float">
            <text:p>7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5" calcext:value-type="float">
            <text:p>7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6" calcext:value-type="float">
            <text:p>7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7" calcext:value-type="float">
            <text:p>7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8" calcext:value-type="float">
            <text:p>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9" calcext:value-type="float">
            <text:p>7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4" calcext:value-type="float">
            <text:p>7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5" calcext:value-type="float">
            <text:p>7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6" calcext:value-type="float">
            <text:p>7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7" calcext:value-type="float">
            <text:p>7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8" calcext:value-type="float">
            <text:p>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9" calcext:value-type="float">
            <text:p>7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0" calcext:value-type="float">
            <text:p>7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1" calcext:value-type="float">
            <text:p>7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2" calcext:value-type="float">
            <text:p>7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3" calcext:value-type="float">
            <text:p>7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4" calcext:value-type="float">
            <text:p>7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5" calcext:value-type="float">
            <text:p>7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6" calcext:value-type="float">
            <text:p>7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7" calcext:value-type="float">
            <text:p>7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8" calcext:value-type="float">
            <text:p>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9" calcext:value-type="float">
            <text:p>7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2" calcext:value-type="float">
            <text:p>7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4" calcext:value-type="float">
            <text:p>7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5" calcext:value-type="float">
            <text:p>7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6" calcext:value-type="float">
            <text:p>7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7" calcext:value-type="float">
            <text:p>7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8" calcext:value-type="float">
            <text:p>7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9" calcext:value-type="float">
            <text:p>7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0" calcext:value-type="float">
            <text:p>7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1" calcext:value-type="float">
            <text:p>7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2" calcext:value-type="float">
            <text:p>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3" calcext:value-type="float">
            <text:p>7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4" calcext:value-type="float">
            <text:p>7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5" calcext:value-type="float">
            <text:p>7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6" calcext:value-type="float">
            <text:p>7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7" calcext:value-type="float">
            <text:p>7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8" calcext:value-type="float">
            <text:p>7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9" calcext:value-type="float">
            <text:p>7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2" calcext:value-type="float">
            <text:p>7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3" calcext:value-type="float">
            <text:p>7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4" calcext:value-type="float">
            <text:p>7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5" calcext:value-type="float">
            <text:p>7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6" calcext:value-type="float">
            <text:p>7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7" calcext:value-type="float">
            <text:p>7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8" calcext:value-type="float">
            <text:p>7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9" calcext:value-type="float">
            <text:p>7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2" calcext:value-type="float">
            <text:p>7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3" calcext:value-type="float">
            <text:p>7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4" calcext:value-type="float">
            <text:p>7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6" calcext:value-type="float">
            <text:p>7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7" calcext:value-type="float">
            <text:p>7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9" calcext:value-type="float">
            <text:p>7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1" calcext:value-type="float">
            <text:p>7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2" calcext:value-type="float">
            <text:p>7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3" calcext:value-type="float">
            <text:p>7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5" calcext:value-type="float">
            <text:p>7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6" calcext:value-type="float">
            <text:p>7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7" calcext:value-type="float">
            <text:p>7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8" calcext:value-type="float">
            <text:p>7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9" calcext:value-type="float">
            <text:p>7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2" calcext:value-type="float">
            <text:p>7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4" calcext:value-type="float">
            <text:p>7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5" calcext:value-type="float">
            <text:p>7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6" calcext:value-type="float">
            <text:p>7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7" calcext:value-type="float">
            <text:p>7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8" calcext:value-type="float">
            <text:p>7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9" calcext:value-type="float">
            <text:p>7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1" calcext:value-type="float">
            <text:p>7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2" calcext:value-type="float">
            <text:p>7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3" calcext:value-type="float">
            <text:p>7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5" calcext:value-type="float">
            <text:p>7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6" calcext:value-type="float">
            <text:p>7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8" calcext:value-type="float">
            <text:p>7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9" calcext:value-type="float">
            <text:p>7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1" calcext:value-type="float">
            <text:p>7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2" calcext:value-type="float">
            <text:p>7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3" calcext:value-type="float">
            <text:p>7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4" calcext:value-type="float">
            <text:p>7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5" calcext:value-type="float">
            <text:p>7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6" calcext:value-type="float">
            <text:p>7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7" calcext:value-type="float">
            <text:p>7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8" calcext:value-type="float">
            <text:p>7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9" calcext:value-type="float">
            <text:p>7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1" calcext:value-type="float">
            <text:p>7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2" calcext:value-type="float">
            <text:p>7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3" calcext:value-type="float">
            <text:p>7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6" calcext:value-type="float">
            <text:p>7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7" calcext:value-type="float">
            <text:p>7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8" calcext:value-type="float">
            <text:p>7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9" calcext:value-type="float">
            <text:p>7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0" calcext:value-type="float">
            <text:p>7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1" calcext:value-type="float">
            <text:p>7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2" calcext:value-type="float">
            <text:p>7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4" calcext:value-type="float">
            <text:p>7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5" calcext:value-type="float">
            <text:p>7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6" calcext:value-type="float">
            <text:p>7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7" calcext:value-type="float">
            <text:p>7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8" calcext:value-type="float">
            <text:p>7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9" calcext:value-type="float">
            <text:p>7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1" calcext:value-type="float">
            <text:p>7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2" calcext:value-type="float">
            <text:p>7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3" calcext:value-type="float">
            <text:p>7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4" calcext:value-type="float">
            <text:p>7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5" calcext:value-type="float">
            <text:p>7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6" calcext:value-type="float">
            <text:p>7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7" calcext:value-type="float">
            <text:p>7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8" calcext:value-type="float">
            <text:p>7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9" calcext:value-type="float">
            <text:p>7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1" calcext:value-type="float">
            <text:p>7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2" calcext:value-type="float">
            <text:p>7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3" calcext:value-type="float">
            <text:p>7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4" calcext:value-type="float">
            <text:p>7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5" calcext:value-type="float">
            <text:p>7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6" calcext:value-type="float">
            <text:p>7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7" calcext:value-type="float">
            <text:p>7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8" calcext:value-type="float">
            <text:p>7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9" calcext:value-type="float">
            <text:p>7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2" calcext:value-type="float">
            <text:p>7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3" calcext:value-type="float">
            <text:p>7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4" calcext:value-type="float">
            <text:p>7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5" calcext:value-type="float">
            <text:p>7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6" calcext:value-type="float">
            <text:p>7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7" calcext:value-type="float">
            <text:p>7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9" calcext:value-type="float">
            <text:p>7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1" calcext:value-type="float">
            <text:p>7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2" calcext:value-type="float">
            <text:p>7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3" calcext:value-type="float">
            <text:p>7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4" calcext:value-type="float">
            <text:p>7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5" calcext:value-type="float">
            <text:p>7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6" calcext:value-type="float">
            <text:p>7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7" calcext:value-type="float">
            <text:p>7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8" calcext:value-type="float">
            <text:p>7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9" calcext:value-type="float">
            <text:p>7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2" calcext:value-type="float">
            <text:p>7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4" calcext:value-type="float">
            <text:p>7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5" calcext:value-type="float">
            <text:p>7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6" calcext:value-type="float">
            <text:p>7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9" calcext:value-type="float">
            <text:p>7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0" calcext:value-type="float">
            <text:p>7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3" calcext:value-type="float">
            <text:p>7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4" calcext:value-type="float">
            <text:p>7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5" calcext:value-type="float">
            <text:p>7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6" calcext:value-type="float">
            <text:p>7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7" calcext:value-type="float">
            <text:p>7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8" calcext:value-type="float">
            <text:p>7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9" calcext:value-type="float">
            <text:p>7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0" calcext:value-type="float">
            <text:p>7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2" calcext:value-type="float">
            <text:p>7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3" calcext:value-type="float">
            <text:p>7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4" calcext:value-type="float">
            <text:p>7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5" calcext:value-type="float">
            <text:p>7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6" calcext:value-type="float">
            <text:p>7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7" calcext:value-type="float">
            <text:p>7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8" calcext:value-type="float">
            <text:p>7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9" calcext:value-type="float">
            <text:p>7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1" calcext:value-type="float">
            <text:p>7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2" calcext:value-type="float">
            <text:p>7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3" calcext:value-type="float">
            <text:p>7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4" calcext:value-type="float">
            <text:p>7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5" calcext:value-type="float">
            <text:p>7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6" calcext:value-type="float">
            <text:p>7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7" calcext:value-type="float">
            <text:p>7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8" calcext:value-type="float">
            <text:p>7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9" calcext:value-type="float">
            <text:p>7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0" calcext:value-type="float">
            <text:p>7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1" calcext:value-type="float">
            <text:p>7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2" calcext:value-type="float">
            <text:p>7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3" calcext:value-type="float">
            <text:p>7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4" calcext:value-type="float">
            <text:p>7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5" calcext:value-type="float">
            <text:p>7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6" calcext:value-type="float">
            <text:p>7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7" calcext:value-type="float">
            <text:p>7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8" calcext:value-type="float">
            <text:p>7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9" calcext:value-type="float">
            <text:p>7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0" calcext:value-type="float">
            <text:p>7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1" calcext:value-type="float">
            <text:p>7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" calcext:value-type="float">
            <text:p>7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4" calcext:value-type="float">
            <text:p>7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5" calcext:value-type="float">
            <text:p>7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6" calcext:value-type="float">
            <text:p>7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7" calcext:value-type="float">
            <text:p>7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8" calcext:value-type="float">
            <text:p>7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9" calcext:value-type="float">
            <text:p>7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0" calcext:value-type="float">
            <text:p>7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1" calcext:value-type="float">
            <text:p>7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2" calcext:value-type="float">
            <text:p>7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3" calcext:value-type="float">
            <text:p>7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4" calcext:value-type="float">
            <text:p>7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5" calcext:value-type="float">
            <text:p>7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6" calcext:value-type="float">
            <text:p>7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7" calcext:value-type="float">
            <text:p>7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8" calcext:value-type="float">
            <text:p>7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9" calcext:value-type="float">
            <text:p>7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0" calcext:value-type="float">
            <text:p>7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1" calcext:value-type="float">
            <text:p>7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2" calcext:value-type="float">
            <text:p>7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3" calcext:value-type="float">
            <text:p>7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4" calcext:value-type="float">
            <text:p>7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5" calcext:value-type="float">
            <text:p>7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6" calcext:value-type="float">
            <text:p>7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7" calcext:value-type="float">
            <text:p>7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8" calcext:value-type="float">
            <text:p>7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9" calcext:value-type="float">
            <text:p>7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1" calcext:value-type="float">
            <text:p>7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2" calcext:value-type="float">
            <text:p>7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3" calcext:value-type="float">
            <text:p>7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4" calcext:value-type="float">
            <text:p>7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5" calcext:value-type="float">
            <text:p>7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6" calcext:value-type="float">
            <text:p>7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7" calcext:value-type="float">
            <text:p>7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8" calcext:value-type="float">
            <text:p>7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9" calcext:value-type="float">
            <text:p>7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1" calcext:value-type="float">
            <text:p>7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2" calcext:value-type="float">
            <text:p>7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3" calcext:value-type="float">
            <text:p>7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4" calcext:value-type="float">
            <text:p>7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5" calcext:value-type="float">
            <text:p>7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7" calcext:value-type="float">
            <text:p>7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8" calcext:value-type="float">
            <text:p>7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9" calcext:value-type="float">
            <text:p>7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0" calcext:value-type="float">
            <text:p>7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1" calcext:value-type="float">
            <text:p>7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2" calcext:value-type="float">
            <text:p>7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3" calcext:value-type="float">
            <text:p>7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4" calcext:value-type="float">
            <text:p>7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5" calcext:value-type="float">
            <text:p>7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6" calcext:value-type="float">
            <text:p>7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7" calcext:value-type="float">
            <text:p>7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8" calcext:value-type="float">
            <text:p>7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9" calcext:value-type="float">
            <text:p>7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1" calcext:value-type="float">
            <text:p>7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2" calcext:value-type="float">
            <text:p>7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3" calcext:value-type="float">
            <text:p>7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4" calcext:value-type="float">
            <text:p>7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5" calcext:value-type="float">
            <text:p>7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7" calcext:value-type="float">
            <text:p>7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8" calcext:value-type="float">
            <text:p>7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9" calcext:value-type="float">
            <text:p>7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0" calcext:value-type="float">
            <text:p>7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1" calcext:value-type="float">
            <text:p>7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2" calcext:value-type="float">
            <text:p>7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3" calcext:value-type="float">
            <text:p>7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4" calcext:value-type="float">
            <text:p>7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5" calcext:value-type="float">
            <text:p>7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6" calcext:value-type="float">
            <text:p>7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7" calcext:value-type="float">
            <text:p>7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8" calcext:value-type="float">
            <text:p>7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9" calcext:value-type="float">
            <text:p>7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1" calcext:value-type="float">
            <text:p>7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2" calcext:value-type="float">
            <text:p>7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3" calcext:value-type="float">
            <text:p>7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4" calcext:value-type="float">
            <text:p>7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6" calcext:value-type="float">
            <text:p>7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7" calcext:value-type="float">
            <text:p>7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8" calcext:value-type="float">
            <text:p>7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9" calcext:value-type="float">
            <text:p>7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0" calcext:value-type="float">
            <text:p>7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1" calcext:value-type="float">
            <text:p>7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2" calcext:value-type="float">
            <text:p>7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3" calcext:value-type="float">
            <text:p>7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4" calcext:value-type="float">
            <text:p>7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5" calcext:value-type="float">
            <text:p>7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6" calcext:value-type="float">
            <text:p>7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7" calcext:value-type="float">
            <text:p>7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8" calcext:value-type="float">
            <text:p>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9" calcext:value-type="float">
            <text:p>7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0" calcext:value-type="float">
            <text:p>7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1" calcext:value-type="float">
            <text:p>7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2" calcext:value-type="float">
            <text:p>7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3" calcext:value-type="float">
            <text:p>7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4" calcext:value-type="float">
            <text:p>7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5" calcext:value-type="float">
            <text:p>7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6" calcext:value-type="float">
            <text:p>7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7" calcext:value-type="float">
            <text:p>7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8" calcext:value-type="float">
            <text:p>7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9" calcext:value-type="float">
            <text:p>7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1" calcext:value-type="float">
            <text:p>7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2" calcext:value-type="float">
            <text:p>7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3" calcext:value-type="float">
            <text:p>7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4" calcext:value-type="float">
            <text:p>7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5" calcext:value-type="float">
            <text:p>7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6" calcext:value-type="float">
            <text:p>7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7" calcext:value-type="float">
            <text:p>7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8" calcext:value-type="float">
            <text:p>7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9" calcext:value-type="float">
            <text:p>7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0" calcext:value-type="float">
            <text:p>7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1" calcext:value-type="float">
            <text:p>7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2" calcext:value-type="float">
            <text:p>7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3" calcext:value-type="float">
            <text:p>7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4" calcext:value-type="float">
            <text:p>7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5" calcext:value-type="float">
            <text:p>7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6" calcext:value-type="float">
            <text:p>7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7" calcext:value-type="float">
            <text:p>7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8" calcext:value-type="float">
            <text:p>7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9" calcext:value-type="float">
            <text:p>7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2" calcext:value-type="float">
            <text:p>8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3" calcext:value-type="float">
            <text:p>8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4" calcext:value-type="float">
            <text:p>8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5" calcext:value-type="float">
            <text:p>8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6" calcext:value-type="float">
            <text:p>8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8" calcext:value-type="float">
            <text:p>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9" calcext:value-type="float">
            <text:p>8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1" calcext:value-type="float">
            <text:p>8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2" calcext:value-type="float">
            <text:p>8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3" calcext:value-type="float">
            <text:p>8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4" calcext:value-type="float">
            <text:p>8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5" calcext:value-type="float">
            <text:p>8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6" calcext:value-type="float">
            <text:p>8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7" calcext:value-type="float">
            <text:p>8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8" calcext:value-type="float">
            <text:p>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9" calcext:value-type="float">
            <text:p>8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1" calcext:value-type="float">
            <text:p>8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2" calcext:value-type="float">
            <text:p>8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3" calcext:value-type="float">
            <text:p>8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4" calcext:value-type="float">
            <text:p>8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5" calcext:value-type="float">
            <text:p>8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6" calcext:value-type="float">
            <text:p>8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7" calcext:value-type="float">
            <text:p>8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9" calcext:value-type="float">
            <text:p>8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0" calcext:value-type="float">
            <text:p>8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1" calcext:value-type="float">
            <text:p>8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2" calcext:value-type="float">
            <text:p>8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3" calcext:value-type="float">
            <text:p>8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4" calcext:value-type="float">
            <text:p>8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5" calcext:value-type="float">
            <text:p>8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6" calcext:value-type="float">
            <text:p>8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7" calcext:value-type="float">
            <text:p>8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8" calcext:value-type="float">
            <text:p>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9" calcext:value-type="float">
            <text:p>8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1" calcext:value-type="float">
            <text:p>8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2" calcext:value-type="float">
            <text:p>8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3" calcext:value-type="float">
            <text:p>8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5" calcext:value-type="float">
            <text:p>8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6" calcext:value-type="float">
            <text:p>8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7" calcext:value-type="float">
            <text:p>8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8" calcext:value-type="float">
            <text:p>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1" calcext:value-type="float">
            <text:p>8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2" calcext:value-type="float">
            <text:p>8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3" calcext:value-type="float">
            <text:p>8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4" calcext:value-type="float">
            <text:p>8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5" calcext:value-type="float">
            <text:p>8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6" calcext:value-type="float">
            <text:p>8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7" calcext:value-type="float">
            <text:p>8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8" calcext:value-type="float">
            <text:p>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9" calcext:value-type="float">
            <text:p>8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0" calcext:value-type="float">
            <text:p>8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1" calcext:value-type="float">
            <text:p>8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2" calcext:value-type="float">
            <text:p>8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3" calcext:value-type="float">
            <text:p>8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5" calcext:value-type="float">
            <text:p>8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7" calcext:value-type="float">
            <text:p>8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8" calcext:value-type="float">
            <text:p>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9" calcext:value-type="float">
            <text:p>8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0" calcext:value-type="float">
            <text:p>8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1" calcext:value-type="float">
            <text:p>8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2" calcext:value-type="float">
            <text:p>8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4" calcext:value-type="float">
            <text:p>8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5" calcext:value-type="float">
            <text:p>8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6" calcext:value-type="float">
            <text:p>8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7" calcext:value-type="float">
            <text:p>8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8" calcext:value-type="float">
            <text:p>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9" calcext:value-type="float">
            <text:p>8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0" calcext:value-type="float">
            <text:p>8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1" calcext:value-type="float">
            <text:p>8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2" calcext:value-type="float">
            <text:p>8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4" calcext:value-type="float">
            <text:p>8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5" calcext:value-type="float">
            <text:p>8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6" calcext:value-type="float">
            <text:p>8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7" calcext:value-type="float">
            <text:p>8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8" calcext:value-type="float">
            <text:p>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9" calcext:value-type="float">
            <text:p>8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0" calcext:value-type="float">
            <text:p>8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1" calcext:value-type="float">
            <text:p>8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2" calcext:value-type="float">
            <text:p>8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3" calcext:value-type="float">
            <text:p>8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4" calcext:value-type="float">
            <text:p>8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5" calcext:value-type="float">
            <text:p>8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6" calcext:value-type="float">
            <text:p>8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7" calcext:value-type="float">
            <text:p>8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8" calcext:value-type="float">
            <text:p>8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9" calcext:value-type="float">
            <text:p>8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2" calcext:value-type="float">
            <text:p>8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3" calcext:value-type="float">
            <text:p>8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4" calcext:value-type="float">
            <text:p>8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5" calcext:value-type="float">
            <text:p>8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6" calcext:value-type="float">
            <text:p>8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7" calcext:value-type="float">
            <text:p>8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8" calcext:value-type="float">
            <text:p>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9" calcext:value-type="float">
            <text:p>8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4" calcext:value-type="float">
            <text:p>8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9" calcext:value-type="float">
            <text:p>8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0" calcext:value-type="float">
            <text:p>8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1" calcext:value-type="float">
            <text:p>8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2" calcext:value-type="float">
            <text:p>8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3" calcext:value-type="float">
            <text:p>8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4" calcext:value-type="float">
            <text:p>8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5" calcext:value-type="float">
            <text:p>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6" calcext:value-type="float">
            <text:p>8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7" calcext:value-type="float">
            <text:p>8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8" calcext:value-type="float">
            <text:p>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9" calcext:value-type="float">
            <text:p>8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1" calcext:value-type="float">
            <text:p>8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2" calcext:value-type="float">
            <text:p>8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3" calcext:value-type="float">
            <text:p>8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4" calcext:value-type="float">
            <text:p>8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5" calcext:value-type="float">
            <text:p>8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6" calcext:value-type="float">
            <text:p>8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7" calcext:value-type="float">
            <text:p>8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8" calcext:value-type="float">
            <text:p>8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9" calcext:value-type="float">
            <text:p>8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1" calcext:value-type="float">
            <text:p>8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2" calcext:value-type="float">
            <text:p>8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3" calcext:value-type="float">
            <text:p>8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4" calcext:value-type="float">
            <text:p>8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5" calcext:value-type="float">
            <text:p>8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6" calcext:value-type="float">
            <text:p>8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7" calcext:value-type="float">
            <text:p>8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8" calcext:value-type="float">
            <text:p>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9" calcext:value-type="float">
            <text:p>8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1" calcext:value-type="float">
            <text:p>8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2" calcext:value-type="float">
            <text:p>8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3" calcext:value-type="float">
            <text:p>8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4" calcext:value-type="float">
            <text:p>8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5" calcext:value-type="float">
            <text:p>8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6" calcext:value-type="float">
            <text:p>8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7" calcext:value-type="float">
            <text:p>8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8" calcext:value-type="float">
            <text:p>8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9" calcext:value-type="float">
            <text:p>8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1" calcext:value-type="float">
            <text:p>8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2" calcext:value-type="float">
            <text:p>8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3" calcext:value-type="float">
            <text:p>8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4" calcext:value-type="float">
            <text:p>8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5" calcext:value-type="float">
            <text:p>8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6" calcext:value-type="float">
            <text:p>8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7" calcext:value-type="float">
            <text:p>8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8" calcext:value-type="float">
            <text:p>8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9" calcext:value-type="float">
            <text:p>8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0" calcext:value-type="float">
            <text:p>8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1" calcext:value-type="float">
            <text:p>8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2" calcext:value-type="float">
            <text:p>8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3" calcext:value-type="float">
            <text:p>8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4" calcext:value-type="float">
            <text:p>8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6" calcext:value-type="float">
            <text:p>8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7" calcext:value-type="float">
            <text:p>8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8" calcext:value-type="float">
            <text:p>8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9" calcext:value-type="float">
            <text:p>8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1" calcext:value-type="float">
            <text:p>8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2" calcext:value-type="float">
            <text:p>8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3" calcext:value-type="float">
            <text:p>8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4" calcext:value-type="float">
            <text:p>8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5" calcext:value-type="float">
            <text:p>8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6" calcext:value-type="float">
            <text:p>8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7" calcext:value-type="float">
            <text:p>8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9" calcext:value-type="float">
            <text:p>8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0" calcext:value-type="float">
            <text:p>8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1" calcext:value-type="float">
            <text:p>8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abelle2" table:style-name="ta1">
        <table:table-column table:style-name="co1" table:number-columns-repeated="3" table:default-cell-style-name="Default"/>
        <table:table-row table:style-name="ro1">
          <table:table-cell office:value-type="float" office:value="5895" calcext:value-type="float">
            <text:p>5895</text:p>
          </table:table-cell>
          <table:table-cell office:value-type="float" office:value="1173.208" calcext:value-type="float">
            <text:p>1173,2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float" office:value="1332.466" calcext:value-type="float">
            <text:p>1332,46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661.638" calcext:value-type="float">
            <text:p>661,6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96" calcext:value-type="float">
            <text:p>6396</text:p>
          </table:table-cell>
          <table:table-cell office:value-type="float" office:value="1274.511" calcext:value-type="float">
            <text:p>1274,511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6377" calcext:value-type="float">
            <text:p>6377</text:p>
          </table:table-cell>
          <table:table-cell office:value-type="float" office:value="1173.2" calcext:value-type="float">
            <text:p>1173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float" office:value="1332.5" calcext:value-type="float">
            <text:p>1332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664.6" calcext:value-type="float">
            <text:p>664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25" calcext:value-type="float">
            <text:p>6925</text:p>
          </table:table-cell>
          <table:table-cell office:value-type="float" office:value="1274.5" calcext:value-type="float">
            <text:p>1274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9.6" calcext:value-type="float">
            <text:p>59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6.3" calcext:value-type="float">
            <text:p>26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0.998" calcext:value-type="float">
            <text:p>80,998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6:50:57.410000000</meta:creation-date>
    <dc:date>2015-01-08T17:44:33.932000000</dc:date>
    <meta:editing-duration>PT38M25S</meta:editing-duration>
    <meta:editing-cycles>3</meta:editing-cycles>
    <meta:generator>LibreOffice/4.3.4.1$Windows_x86 LibreOffice_project/bc356b2f991740509f321d70e4512a6a54c5f243</meta:generator>
    <meta:document-statistic meta:table-count="2" meta:cell-count="16417" meta:object-count="0"/>
  </office:meta>
</office:document-meta>
</file>